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36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4.41854166666667cm"/>
    </style:style>
    <style:style style:name="co7" style:family="table-column">
      <style:table-column-properties fo:break-before="auto" style:column-width="5.635625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4.5243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2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wrap-option="wrap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31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/>
      <style:map style:condition="of:cell-content()&gt;0" style:apply-style-name="cf1"/>
    </style:style>
    <style:style style:name="ce32" style:family="table-cell" style:parent-style-name="Default" style:data-style-name="N0">
      <style:text-properties style:font-name="Liberation Serif" style:font-name-asian="Liberation Serif" style:font-name-complex="Liberation Serif"/>
      <style:map style:condition="of:cell-content()&gt;0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aris&quot;;&quot;Lille&quot;;&quot;Saint Quentin&quot;;&quot;&quot;)">
          <table:help-message/>
          <table:error-message table:display="true"/>
        </table:content-validation>
        <table:content-validation table:name="val2" table:condition="of:cell-content-is-in-list(&quot;Chef de projet&quot;;&quot;Développeur Senior&quot;;&quot;Administrateur Système/Réseaux Senior&quot;;&quot;Administrateur BD Confirmé&quot;;&quot;Développeur Junior&quot;;&quot;Administrateur Système/Réseaux Junior&quot;;&quot;&quot;)">
          <table:help-message/>
          <table:error-message table:display="true"/>
        </table:content-validation>
        <table:content-validation table:name="val3">
          <table:help-message/>
          <table:error-message table:display="true"/>
        </table:content-validation>
      </table:content-validations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9" table:number-rows-spanned="1" table:style-name="ce20">
            <text:p>Répartition des ressources entre les projets en pourcentage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3"/>
          <table:table-cell office:value-type="string" table:style-name="ce4">
            <text:p>SAE S2-1</text:p>
          </table:table-cell>
          <table:table-cell office:value-type="string" table:style-name="ce4">
            <text:p>SAE S2-2</text:p>
          </table:table-cell>
          <table:table-cell office:value-type="string" table:style-name="ce4">
            <text:p>SAE S2-3</text:p>
          </table:table-cell>
          <table:table-cell office:value-type="string" table:style-name="ce4">
            <text:p>SAE S2-4</text:p>
          </table:table-cell>
          <table:table-cell office:value-type="string" table:style-name="ce4">
            <text:p>SAE S2-5</text:p>
          </table:table-cell>
          <table:table-cell office:value-type="string" table:style-name="ce4">
            <text:p>SAE S2-6</text:p>
          </table:table-cell>
          <table:table-cell office:value-type="string" table:style-name="ce3">
            <text:p>Total ressource</text:p>
          </table:table-cell>
          <table:table-cell office:value-type="string" table:style-name="ce3">
            <text:p><text:span text:style-name="T1">Éq</text:span>uivalent en jours travaillés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hef de projet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.7" table:style-name="ce25">
            <text:p>70,00 %</text:p>
          </table:table-cell>
          <table:table-cell office:value-type="percentage" office:value="0.5" table:style-name="ce25">
            <text:p>50,00 %</text:p>
          </table:table-cell>
          <table:table-cell office:value-type="percentage" office:value="1.2" table:formula="of:=[.B3]+[.C3]+[.D3]+[.E3]+[.F3]+[.G3]" table:style-name="ce24">
            <text:p>120,00 %</text:p>
          </table:table-cell>
          <table:table-cell office:value-type="float" office:value="48" table:style-name="ce7">
            <text:p>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éveloppeur Senior</text:p>
          </table:table-cell>
          <table:table-cell office:value-type="percentage" office:value="0.5" table:style-name="ce25">
            <text:p>50,00 %</text:p>
          </table:table-cell>
          <table:table-cell office:value-type="percentage" office:value="0.5" table:style-name="ce25">
            <text:p>5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1" table:formula="of:=[.B4]+[.C4]+[.D4]+[.E4]+[.F4]+[.G4]" table:style-name="ce24">
            <text:p>100,00 %</text:p>
          </table:table-cell>
          <table:table-cell office:value-type="float" office:value="40" table:style-name="ce7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dministrateur Système/Réseaux Senior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1" table:style-name="ce25">
            <text:p>10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1" table:formula="of:=[.B5]+[.C5]+[.D5]+[.E5]+[.F5]+[.G5]" table:style-name="ce24">
            <text:p>100,00 %</text:p>
          </table:table-cell>
          <table:table-cell office:value-type="float" office:value="40" table:style-name="ce7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dministrateur BD Confirmé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1" table:style-name="ce25">
            <text:p>10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1" table:formula="of:=[.B6]+[.C6]+[.D6]+[.E6]+[.F6]+[.G6]" table:style-name="ce24">
            <text:p>100,00 %</text:p>
          </table:table-cell>
          <table:table-cell office:value-type="float" office:value="40" table:style-name="ce7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éveloppeur Junior</text:p>
          </table:table-cell>
          <table:table-cell office:value-type="percentage" office:value="0.5" table:style-name="ce25">
            <text:p>50,00 %</text:p>
          </table:table-cell>
          <table:table-cell office:value-type="percentage" office:value="0.5" table:style-name="ce25">
            <text:p>5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0" table:style-name="ce24">
            <text:p>0,00 %</text:p>
          </table:table-cell>
          <table:table-cell office:value-type="percentage" office:value="1" table:formula="of:=[.B7]+[.C7]+[.D7]+[.E7]+[.F7]+[.G7]" table:style-name="ce24">
            <text:p>100,00 %</text:p>
          </table:table-cell>
          <table:table-cell office:value-type="float" office:value="40" table:style-name="ce7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Administrateur Système/Réseaux Junior</text:p>
          </table:table-cell>
          <table:table-cell office:value-type="percentage" office:value="0" table:style-name="ce26">
            <text:p>0,00 %</text:p>
          </table:table-cell>
          <table:table-cell office:value-type="percentage" office:value="0" table:style-name="ce26">
            <text:p>0,00 %</text:p>
          </table:table-cell>
          <table:table-cell office:value-type="percentage" office:value="1" table:style-name="ce27">
            <text:p>100,00 %</text:p>
          </table:table-cell>
          <table:table-cell office:value-type="percentage" office:value="0" table:style-name="ce26">
            <text:p>0,00 %</text:p>
          </table:table-cell>
          <table:table-cell office:value-type="percentage" office:value="0" table:style-name="ce26">
            <text:p>0,00 %</text:p>
          </table:table-cell>
          <table:table-cell office:value-type="percentage" office:value="0" table:style-name="ce26">
            <text:p>0,00 %</text:p>
          </table:table-cell>
          <table:table-cell office:value-type="percentage" office:value="1" table:formula="of:=[.B8]+[.C8]+[.D8]+[.E8]+[.F8]+[.G8]" table:style-name="ce26">
            <text:p>100,00 %</text:p>
          </table:table-cell>
          <table:table-cell office:value-type="float" office:value="40" table:style-name="ce10">
            <text:p>40</text:p>
          </table:table-cell>
          <table:table-cell table:number-columns-repeated="16375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20">
            <text:p>Répartition des ressources entre les sites géographiques</text:p>
          </table:table-cell>
          <table:covered-table-cell/>
          <table:table-cell table:number-columns-repeated="2" table:style-name="ce2"/>
          <table:table-cell office:value-type="string" table:number-columns-spanned="4" table:number-rows-spanned="1" table:style-name="ce21">
            <text:p>Tableau de référence des coûts journaliers par ressource en fonction du site géographique</text:p>
          </table:table-cell>
          <table:covered-table-cell table:number-columns-repeated="3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3">
            <text:p>Ressource</text:p>
          </table:table-cell>
          <table:table-cell office:value-type="string" table:style-name="ce4">
            <text:p>Site géographique (sélectionner avec le menu)</text:p>
          </table:table-cell>
          <table:table-cell table:number-columns-repeated="2" table:style-name="ce11"/>
          <table:table-cell table:style-name="ce3"/>
          <table:table-cell office:value-type="string" table:style-name="ce3">
            <text:p>Paris</text:p>
          </table:table-cell>
          <table:table-cell office:value-type="string" table:style-name="ce3">
            <text:p>Lille</text:p>
          </table:table-cell>
          <table:table-cell office:value-type="string" table:style-name="ce3">
            <text:p>Saint Quenti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">
            <text:p>Chef de projet</text:p>
          </table:table-cell>
          <table:table-cell office:value-type="string" table:content-validation-name="val1" table:style-name="ce6">
            <text:p>Paris</text:p>
          </table:table-cell>
          <table:table-cell table:number-columns-repeated="2" table:style-name="ce2"/>
          <table:table-cell office:value-type="string" table:style-name="ce4">
            <text:p>Chef de projet</text:p>
          </table:table-cell>
          <table:table-cell office:value-type="float" office:value="700" table:style-name="ce7">
            <text:p>700</text:p>
          </table:table-cell>
          <table:table-cell office:value-type="float" office:value="460" table:style-name="ce7">
            <text:p>460</text:p>
          </table:table-cell>
          <table:table-cell office:value-type="float" office:value="450" table:style-name="ce7">
            <text:p>45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">
            <text:p>Développeur Senior</text:p>
          </table:table-cell>
          <table:table-cell office:value-type="string" table:content-validation-name="val1" table:style-name="ce6">
            <text:p>Lille</text:p>
          </table:table-cell>
          <table:table-cell table:style-name="ce13"/>
          <table:table-cell table:style-name="ce2"/>
          <table:table-cell office:value-type="string" table:style-name="ce4">
            <text:p>Développeur Senior</text:p>
          </table:table-cell>
          <table:table-cell office:value-type="float" office:value="650" table:style-name="ce7">
            <text:p>650</text:p>
          </table:table-cell>
          <table:table-cell office:value-type="float" office:value="450" table:style-name="ce7">
            <text:p>450</text:p>
          </table:table-cell>
          <table:table-cell office:value-type="float" office:value="380" table:style-name="ce7">
            <text:p>38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">
            <text:p>Administrateur Système/Réseaux Senior</text:p>
          </table:table-cell>
          <table:table-cell office:value-type="string" table:content-validation-name="val1" table:style-name="ce6">
            <text:p>Saint Quentin</text:p>
          </table:table-cell>
          <table:table-cell table:style-name="ce2"/>
          <table:table-cell table:style-name="ce13"/>
          <table:table-cell office:value-type="string" table:style-name="ce4">
            <text:p>Administrateur Système/réseaux Senior</text:p>
          </table:table-cell>
          <table:table-cell office:value-type="float" office:value="640" table:style-name="ce7">
            <text:p>640</text:p>
          </table:table-cell>
          <table:table-cell office:value-type="float" office:value="420" table:style-name="ce7">
            <text:p>420</text:p>
          </table:table-cell>
          <table:table-cell office:value-type="float" office:value="420" table:style-name="ce7">
            <text:p>4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">
            <text:p>Administrateur BD Confirmé</text:p>
          </table:table-cell>
          <table:table-cell office:value-type="string" table:content-validation-name="val1" table:style-name="ce6">
            <text:p>Saint Quentin</text:p>
          </table:table-cell>
          <table:table-cell table:style-name="ce2"/>
          <table:table-cell table:style-name="ce13"/>
          <table:table-cell office:value-type="string" table:style-name="ce4">
            <text:p>Administrateur BD Confirmé</text:p>
          </table:table-cell>
          <table:table-cell office:value-type="float" office:value="500" table:style-name="ce7">
            <text:p>500</text:p>
          </table:table-cell>
          <table:table-cell office:value-type="float" office:value="400" table:style-name="ce7">
            <text:p>400</text:p>
          </table:table-cell>
          <table:table-cell office:value-type="float" office:value="360" table:style-name="ce7">
            <text:p>36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">
            <text:p>Développeur Junior</text:p>
          </table:table-cell>
          <table:table-cell office:value-type="string" table:content-validation-name="val1" table:style-name="ce6">
            <text:p>Lille</text:p>
          </table:table-cell>
          <table:table-cell table:style-name="ce13"/>
          <table:table-cell table:style-name="ce2"/>
          <table:table-cell office:value-type="string" table:style-name="ce4">
            <text:p>Développeur Junior</text:p>
          </table:table-cell>
          <table:table-cell office:value-type="float" office:value="450" table:style-name="ce7">
            <text:p>450</text:p>
          </table:table-cell>
          <table:table-cell office:value-type="float" office:value="360" table:style-name="ce7">
            <text:p>360</text:p>
          </table:table-cell>
          <table:table-cell office:value-type="float" office:value="320" table:style-name="ce7">
            <text:p>32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4">
            <text:p>Administrateur Système/Réseaux Junior</text:p>
          </table:table-cell>
          <table:table-cell office:value-type="string" table:content-validation-name="val1" table:style-name="ce9">
            <text:p>Saint Quentin</text:p>
          </table:table-cell>
          <table:table-cell table:style-name="ce2"/>
          <table:table-cell table:style-name="ce13"/>
          <table:table-cell office:value-type="string" table:style-name="ce4">
            <text:p>Administrateur Système/Réseaux Junior</text:p>
          </table:table-cell>
          <table:table-cell office:value-type="float" office:value="430" table:style-name="ce10">
            <text:p>430</text:p>
          </table:table-cell>
          <table:table-cell office:value-type="float" office:value="350" table:style-name="ce10">
            <text:p>350</text:p>
          </table:table-cell>
          <table:table-cell office:value-type="float" office:value="320" table:style-name="ce10">
            <text:p>320</text:p>
          </table:table-cell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2"/>
          <table:table-cell table:style-name="ce13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number-columns-spanned="3" table:number-rows-spanned="1" table:style-name="ce20">
            <text:p>Répartition des ressources et des sites géographiques entre les projets de SAE</text:p>
          </table:table-cell>
          <table:covered-table-cell table:number-columns-repeated="2"/>
          <table:table-cell table:style-name="ce13"/>
          <table:table-cell office:value-type="string" table:number-columns-spanned="4" table:number-rows-spanned="1" table:style-name="ce21">
            <text:p>Tableau de référence des coûts structurels journaliers par ressource en fonction du site géographique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style-name="ce3"/>
          <table:table-cell office:value-type="string" table:style-name="ce3">
            <text:p>Ressource (sélectionner avec le menu)</text:p>
          </table:table-cell>
          <table:table-cell office:value-type="string" table:style-name="ce3">
            <text:p>Site géographique (sélectionner avec le menu)</text:p>
          </table:table-cell>
          <table:table-cell table:style-name="ce2"/>
          <table:table-cell table:style-name="ce3"/>
          <table:table-cell office:value-type="string" table:content-validation-name="val3" table:style-name="ce3">
            <text:p>Paris</text:p>
          </table:table-cell>
          <table:table-cell office:value-type="string" table:style-name="ce3">
            <text:p>Lille</text:p>
          </table:table-cell>
          <table:table-cell office:value-type="string" table:style-name="ce3">
            <text:p>Saint Quentin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6" table:style-name="ce22">
            <text:p>SAE S2 – 1</text:p>
          </table:table-cell>
          <table:table-cell office:value-type="string" table:content-validation-name="val2" table:style-name="ce15">
            <text:p>Développeur Senior</text:p>
          </table:table-cell>
          <table:table-cell office:value-type="string" table:content-validation-name="val1" table:style-name="ce15">
            <text:p>Lille</text:p>
          </table:table-cell>
          <table:table-cell table:style-name="ce2"/>
          <table:table-cell office:value-type="string" table:style-name="ce3">
            <text:p>Ressource</text:p>
          </table:table-cell>
          <table:table-cell office:value-type="float" office:value="120" table:content-validation-name="val3" table:style-name="ce16">
            <text:p>120</text:p>
          </table:table-cell>
          <table:table-cell office:value-type="float" office:value="80" table:style-name="ce16">
            <text:p>80</text:p>
          </table:table-cell>
          <table:table-cell office:value-type="float" office:value="60" table:style-name="ce17">
            <text:p>6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content-validation-name="val2" table:style-name="ce7">
            <text:p>Développeur Junior</text:p>
          </table:table-cell>
          <table:table-cell office:value-type="string" table:content-validation-name="val1" table:style-name="ce7">
            <text:p>Lille</text:p>
          </table:table-cell>
          <table:table-cell table:style-name="ce2"/>
          <table:table-cell table:style-name="ce18"/>
          <table:table-cell table:number-columns-repeated="2" table:style-name="ce2"/>
          <table:table-cell table:style-name="ce19"/>
          <table:table-cell table:number-columns-repeated="16376"/>
        </table:table-row>
        <table:table-row table:number-rows-repeated="3"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style-name="ce2"/>
          <table:table-cell table:style-name="ce18"/>
          <table:table-cell table:number-columns-repeated="2" table:style-name="ce2"/>
          <table:table-cell table:style-name="ce19"/>
          <table:table-cell table:number-columns-repeated="16376"/>
        </table:table-row>
        <table:table-row table:style-name="ro1">
          <table:covered-table-cell/>
          <table:table-cell office:value-type="string" table:content-validation-name="val2" table:style-name="ce10">
            <text:p><text:s/></text:p>
          </table:table-cell>
          <table:table-cell office:value-type="string" table:content-validation-name="val1" table:style-name="ce10">
            <text:p><text:s/></text:p>
          </table:table-cell>
          <table:table-cell table:style-name="ce2"/>
          <table:table-cell table:style-name="ce18"/>
          <table:table-cell table:number-columns-repeated="3" table:style-name="ce19"/>
          <table:table-cell table:number-columns-repeated="16376"/>
        </table:table-row>
        <table:table-row table:style-name="ro1">
          <table:table-cell office:value-type="string" table:number-columns-spanned="1" table:number-rows-spanned="6" table:style-name="ce22">
            <text:p>SAE S2 – 2</text:p>
          </table:table-cell>
          <table:table-cell office:value-type="string" table:content-validation-name="val2" table:style-name="ce15">
            <text:p>Développeur Senior</text:p>
          </table:table-cell>
          <table:table-cell office:value-type="string" table:content-validation-name="val1" table:style-name="ce15">
            <text:p>Lil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covered-table-cell/>
          <table:table-cell office:value-type="string" table:content-validation-name="val2" table:style-name="ce7">
            <text:p>Développeur Junior</text:p>
          </table:table-cell>
          <table:table-cell office:value-type="string" table:content-validation-name="val1" table:style-name="ce7">
            <text:p>Lille</text:p>
          </table:table-cell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covered-table-cell/>
          <table:table-cell office:value-type="string" table:content-validation-name="val2" table:style-name="ce10">
            <text:p><text:s/></text:p>
          </table:table-cell>
          <table:table-cell office:value-type="string" table:content-validation-name="val1" table:style-name="ce10">
            <text:p><text:s/>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6" table:style-name="ce22">
            <text:p>SAE S2 – 3</text:p>
          </table:table-cell>
          <table:table-cell office:value-type="string" table:content-validation-name="val2" table:style-name="ce15">
            <text:p>Administrateur Système/Réseaux Senior</text:p>
          </table:table-cell>
          <table:table-cell office:value-type="string" table:content-validation-name="val1" table:style-name="ce15">
            <text:p>Saint Quentin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content-validation-name="val2" table:style-name="ce7">
            <text:p>Administrateur Système/Réseaux Junior</text:p>
          </table:table-cell>
          <table:table-cell office:value-type="string" table:content-validation-name="val1" table:style-name="ce7">
            <text:p>Saint Quentin</text:p>
          </table:table-cell>
          <table:table-cell table:number-columns-repeated="16381"/>
        </table:table-row>
        <table:table-row table:number-rows-repeated="2"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3"/>
          <table:table-cell table:content-validation-name="val3" table:style-name="ce2"/>
          <table:table-cell table:number-columns-repeated="16377"/>
        </table:table-row>
        <table:table-row table:style-name="ro1">
          <table:covered-table-cell/>
          <table:table-cell office:value-type="string" table:content-validation-name="val2" table:style-name="ce10">
            <text:p><text:s/></text:p>
          </table:table-cell>
          <table:table-cell office:value-type="string" table:content-validation-name="val1" table:style-name="ce10">
            <text:p><text:s/>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6" table:style-name="ce22">
            <text:p>SAE S2 – 4</text:p>
          </table:table-cell>
          <table:table-cell office:value-type="string" table:content-validation-name="val2" table:style-name="ce15">
            <text:p>Administrateur BD Confirmé</text:p>
          </table:table-cell>
          <table:table-cell office:value-type="string" table:content-validation-name="val1" table:style-name="ce15">
            <text:p>Saint Quentin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16381"/>
        </table:table-row>
        <table:table-row table:number-rows-repeated="3"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3"/>
          <table:table-cell table:content-validation-name="val3" table:style-name="ce2"/>
          <table:table-cell table:number-columns-repeated="16377"/>
        </table:table-row>
        <table:table-row table:style-name="ro1">
          <table:covered-table-cell/>
          <table:table-cell office:value-type="string" table:content-validation-name="val2" table:style-name="ce10">
            <text:p><text:s/></text:p>
          </table:table-cell>
          <table:table-cell office:value-type="string" table:content-validation-name="val1" table:style-name="ce10">
            <text:p><text:s/></text:p>
          </table:table-cell>
          <table:table-cell table:number-columns-repeated="3"/>
          <table:table-cell table:content-validation-name="val3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6" table:style-name="ce22">
            <text:p>SAE S2 – 5</text:p>
          </table:table-cell>
          <table:table-cell office:value-type="string" table:content-validation-name="val2" table:style-name="ce15">
            <text:p>Chef de projet</text:p>
          </table:table-cell>
          <table:table-cell office:value-type="string" table:content-validation-name="val1" table:style-name="ce15">
            <text:p>Paris</text:p>
          </table:table-cell>
          <table:table-cell table:number-columns-repeated="3"/>
          <table:table-cell table:content-validation-name="val3" table:style-name="ce2"/>
          <table:table-cell table:number-columns-repeated="16377"/>
        </table:table-row>
        <table:table-row table:number-rows-repeated="3"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3"/>
          <table:table-cell table:content-validation-name="val3" table:style-name="ce2"/>
          <table:table-cell table:number-columns-repeated="16377"/>
        </table:table-row>
        <table:table-row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3" table:style-name="ce2"/>
          <table:table-cell table:content-validation-name="val3" table:style-name="ce2"/>
          <table:table-cell table:number-columns-repeated="16377"/>
        </table:table-row>
        <table:table-row table:style-name="ro1">
          <table:covered-table-cell/>
          <table:table-cell office:value-type="string" table:content-validation-name="val2" table:style-name="ce10">
            <text:p><text:s/></text:p>
          </table:table-cell>
          <table:table-cell office:value-type="string" table:content-validation-name="val1" table:style-name="ce10">
            <text:p><text:s/></text:p>
          </table:table-cell>
          <table:table-cell table:number-columns-repeated="3" table:style-name="ce2"/>
          <table:table-cell table:content-validation-name="val3" table:style-name="ce2"/>
          <table:table-cell table:number-columns-repeated="16377"/>
        </table:table-row>
        <table:table-row table:style-name="ro1">
          <table:table-cell office:value-type="string" table:number-columns-spanned="1" table:number-rows-spanned="6" table:style-name="ce22">
            <text:p>SAE S2 – 6</text:p>
          </table:table-cell>
          <table:table-cell office:value-type="string" table:content-validation-name="val2" table:style-name="ce15">
            <text:p>Chef de projet</text:p>
          </table:table-cell>
          <table:table-cell office:value-type="string" table:content-validation-name="val1" table:style-name="ce15">
            <text:p>Paris</text:p>
          </table:table-cell>
          <table:table-cell table:number-columns-repeated="3" table:style-name="ce2"/>
          <table:table-cell table:content-validation-name="val3" table:style-name="ce2"/>
          <table:table-cell table:number-columns-repeated="16377"/>
        </table:table-row>
        <table:table-row table:number-rows-repeated="4" table:style-name="ro1">
          <table:covered-table-cell/>
          <table:table-cell office:value-type="string" table:content-validation-name="val2" table:style-name="ce7">
            <text:p><text:s/></text:p>
          </table:table-cell>
          <table:table-cell office:value-type="string" table:content-validation-name="val1" table:style-name="ce7">
            <text:p><text:s/></text:p>
          </table:table-cell>
          <table:table-cell table:number-columns-repeated="3" table:style-name="ce2"/>
          <table:table-cell table:content-validation-name="val3" table:style-name="ce2"/>
          <table:table-cell table:number-columns-repeated="16377"/>
        </table:table-row>
        <table:table-row table:style-name="ro1">
          <table:covered-table-cell/>
          <table:table-cell office:value-type="string" table:content-validation-name="val2" table:style-name="ce10">
            <text:p><text:s/></text:p>
          </table:table-cell>
          <table:table-cell office:value-type="string" table:content-validation-name="val1" table:style-name="ce10">
            <text:p><text:s/></text:p>
          </table:table-cell>
          <table:table-cell table:number-columns-repeated="3" table:style-name="ce2"/>
          <table:table-cell table:content-validation-name="val3" table:style-name="ce2"/>
          <table:table-cell table:number-columns-repeated="16377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1">
            <text:p>Tableau automatisé des coûts par SAE et des coûts totaux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3"/>
          <table:table-cell office:value-type="string" table:style-name="ce4">
            <text:p>SAE S2-1</text:p>
          </table:table-cell>
          <table:table-cell office:value-type="string" table:style-name="ce4">
            <text:p>SAE S2-2</text:p>
          </table:table-cell>
          <table:table-cell office:value-type="string" table:style-name="ce4">
            <text:p>SAE S2-3</text:p>
          </table:table-cell>
          <table:table-cell office:value-type="string" table:style-name="ce4">
            <text:p>SAE S2-4</text:p>
          </table:table-cell>
          <table:table-cell office:value-type="string" table:style-name="ce4">
            <text:p>SAE S2-5</text:p>
          </table:table-cell>
          <table:table-cell office:value-type="string" table:style-name="ce4">
            <text:p>SAE S2-6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3">
            <text:p>Chef de projet</text:p>
          </table:table-cell>
          <table:table-cell office:value-type="float" office:value="0" table:formula="of:=IF(OR(AND([.B21]=[.A60];[.C21]=&quot;Paris&quot;);AND([.B22]=[.A60];[.C22]=&quot;Paris&quot;);AND([.B23]=[.A60];[.C23]=&quot;Paris&quot;);AND([.B24]=[.A60];[.C24]=&quot;Paris&quot;);AND([.B25]=[.A60];[.C25]=&quot;Paris&quot;);AND([.B26]=[.A60];[.C26]=&quot;Paris&quot;));[.I3]*([.B3]*[.F12]+[.B3]*[.F21]);0)" table:style-name="ce28">
            <text:p>0</text:p>
          </table:table-cell>
          <table:table-cell office:value-type="float" office:value="0" table:formula="of:=IF(OR(AND([.B27]=[.A60];[.C27]=&quot;Paris&quot;);AND([.B28]=[.A60];[.C28]=&quot;Paris&quot;);AND([.B29]=[.A60];[.C29]=&quot;Paris&quot;);AND([.B30]=[.A60];[.C30]=&quot;Paris&quot;);AND([.B31]=[.A60];[.C31]=&quot;Paris&quot;);AND([.B32]=[.A60];[.C32]=&quot;Paris&quot;));[.I3]*([.C3]*[.F12]+[.C3]*[.F21]);0)" table:style-name="ce28">
            <text:p>0</text:p>
          </table:table-cell>
          <table:table-cell office:value-type="float" office:value="0" table:formula="of:=IF(OR(AND([.B33]=[.A60];[.C33]=&quot;Paris&quot;);AND([.B34]=[.A60];[.C34]=&quot;Paris&quot;);AND([.B35]=[.A60];[.C35]=&quot;Paris&quot;);AND([.B36]=[.A60];[.C36]=&quot;Paris&quot;);AND([.B37]=[.A60];[.C37]=&quot;Paris&quot;);AND([.B38]=[.A60];[.C38]=&quot;Paris&quot;));[.I3]*([.D3]*[.F12]+[.D3]*[.F21]);0)" table:style-name="ce28">
            <text:p>0</text:p>
          </table:table-cell>
          <table:table-cell office:value-type="float" office:value="0" table:formula="of:=IF(OR(AND([.B39]=[.A60];[.C39]=&quot;Paris&quot;);AND([.B40]=[.A60];[.C40]=&quot;Paris&quot;);AND([.B41]=[.A60];[.C41]=&quot;Paris&quot;);AND([.B42]=[.A60];[.C42]=&quot;Paris&quot;);AND([.B43]=[.A60];[.C43]=&quot;Paris&quot;);AND([.B44]=[.A60];[.C44]=&quot;Paris&quot;));[.I3]*([.E3]*[.F12]+[.E3]*[.F21]);0)" table:style-name="ce28">
            <text:p>0</text:p>
          </table:table-cell>
          <table:table-cell office:value-type="float" office:value="27552" table:formula="of:=IF(OR(AND([.B45]=[.A60];[.C45]=&quot;Paris&quot;);AND([.B46]=[.A60];[.C46]=&quot;Paris&quot;);AND([.B47]=[.A60];[.C47]=&quot;Paris&quot;);AND([.B48]=[.A60];[.C48]=&quot;Paris&quot;);AND([.B49]=[.A60];[.C49]=&quot;Paris&quot;);AND([.B50]=[.A60];[.C50]=&quot;Paris&quot;));[.I3]*([.F3]*[.F12]+[.F3]*[.F21]);0)" table:style-name="ce28">
            <text:p>27552</text:p>
          </table:table-cell>
          <table:table-cell office:value-type="float" office:value="19680" table:formula="of:=IF(OR(AND([.B51]=[.A60];[.C51]=&quot;Paris&quot;);AND([.B52]=[.A60];[.C52]=&quot;Paris&quot;);AND([.B53]=[.A60];[.C53]=&quot;Paris&quot;);AND([.B54]=[.A60];[.C54]=&quot;Paris&quot;);AND([.B55]=[.A60];[.C55]=&quot;Paris&quot;);AND([.B56]=[.A60];[.C56]=&quot;Paris&quot;));[.I3]*([.G3]*[.F12]+[.G3]*[.F21]);0)" table:style-name="ce28">
            <text:p>1968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0];[.C21]=&quot;Lille&quot;);AND([.B22]=[.A60];[.C22]=&quot;Lille&quot;);AND([.B23]=[.A60];[.C23]=&quot;Lille&quot;);AND([.B24]=[.A60];[.C24]=&quot;Lille&quot;);AND([.B25]=[.A60];[.C25]=&quot;Lille&quot;);AND([.B26]=[.A60];[.C26]=&quot;Lille&quot;));[.I3]*([.B3]*[.G12]+[.B3]*[.G21]);0)" table:style-name="ce29">
            <text:p>0</text:p>
          </table:table-cell>
          <table:table-cell office:value-type="float" office:value="0" table:formula="of:=IF(OR(AND([.B27]=[.A60];[.C27]=&quot;Lille&quot;);AND([.B28]=[.A60];[.C28]=&quot;Lille&quot;);AND([.B29]=[.A60];[.C29]=&quot;Lille&quot;);AND([.B30]=[.A60];[.C30]=&quot;Lille&quot;);AND([.B31]=[.A60];[.C31]=&quot;Lille&quot;);AND([.B32]=[.A60];[.C32]=&quot;Lille&quot;));[.I3]*([.C3]*[.G12]+[.C3]*[.G21]);0)" table:style-name="ce29">
            <text:p>0</text:p>
          </table:table-cell>
          <table:table-cell office:value-type="float" office:value="0" table:formula="of:=IF(OR(AND([.B33]=[.A60];[.C33]=&quot;Lille&quot;);AND([.B34]=[.A60];[.C34]=&quot;Lille&quot;);AND([.B35]=[.A60];[.C35]=&quot;Lille&quot;);AND([.B36]=[.A60];[.C36]=&quot;Lille&quot;);AND([.B37]=[.A60];[.C37]=&quot;Lille&quot;);AND([.B38]=[.A60];[.C38]=&quot;Lille&quot;));[.I3]*([.D3]*[.G12]+[.D3]*[.G21]);0)" table:style-name="ce29">
            <text:p>0</text:p>
          </table:table-cell>
          <table:table-cell office:value-type="float" office:value="0" table:formula="of:=IF(OR(AND([.B39]=[.A60];[.C39]=&quot;Lille&quot;);AND([.B40]=[.A60];[.C40]=&quot;Lille&quot;);AND([.B41]=[.A60];[.C41]=&quot;Lille&quot;);AND([.B42]=[.A60];[.C42]=&quot;Lille&quot;);AND([.B43]=[.A60];[.C43]=&quot;Lille&quot;);AND([.B44]=[.A60];[.C44]=&quot;Lille&quot;));[.I3]*([.E3]*[.G12]+[.E3]*[.G21]);0)" table:style-name="ce29">
            <text:p>0</text:p>
          </table:table-cell>
          <table:table-cell office:value-type="float" office:value="0" table:formula="of:=IF(OR(AND([.B45]=[.A60];[.C45]=&quot;Lille&quot;);AND([.B46]=[.A60];[.C46]=&quot;Lille&quot;);AND([.B47]=[.A60];[.C47]=&quot;Lille&quot;);AND([.B48]=[.A60];[.C48]=&quot;Lille&quot;);AND([.B49]=[.A60];[.C49]=&quot;Lille&quot;);AND([.B50]=[.A60];[.C50]=&quot;Lille&quot;));[.I3]*([.F3]*[.G12]+[.F3]*[.G21]);0)" table:style-name="ce29">
            <text:p>0</text:p>
          </table:table-cell>
          <table:table-cell office:value-type="float" office:value="0" table:formula="of:=IF(OR(AND([.B51]=[.A60];[.C51]=&quot;Lille&quot;);AND([.B52]=[.A60];[.C52]=&quot;Lille&quot;);AND([.B53]=[.A60];[.C53]=&quot;Lille&quot;);AND([.B54]=[.A60];[.C54]=&quot;Lille&quot;);AND([.B55]=[.A60];[.C55]=&quot;Lille&quot;);AND([.B56]=[.A60];[.C56]=&quot;Lille&quot;));[.I3]*([.G3]*[.G12]+[.G3]*[.G21]);0)" table:style-name="ce29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0];[.C21]=&quot;Saint Quentin&quot;);AND([.B22]=[.A60];[.C22]=&quot;Saint Quentin&quot;);AND([.B23]=[.A60];[.C23]=&quot;Saint Quentin&quot;);AND([.B24]=[.A60];[.C24]=&quot;Saint Quentin&quot;);AND([.B25]=[.A60];[.C25]=&quot;Saint Quentin&quot;);AND([.B26]=[.A60];[.C26]=&quot;Saint Quentin&quot;));[.I3]*([.B3]*[.H12]+[.B3]*[.H21]);0)" table:style-name="ce30">
            <text:p>0</text:p>
          </table:table-cell>
          <table:table-cell office:value-type="float" office:value="0" table:formula="of:=IF(OR(AND([.B27]=[.A60];[.C27]=&quot;Saint Quentin&quot;);AND([.B28]=[.A60];[.C28]=&quot;Saint Quentin&quot;);AND([.B29]=[.A60];[.C29]=&quot;Saint Quentin&quot;);AND([.B30]=[.A60];[.C30]=&quot;Saint Quentin&quot;);AND([.B31]=[.A60];[.C31]=&quot;Saint Quentin&quot;);AND([.B32]=[.A60];[.C32]=&quot;Saint Quentin&quot;));[.I3]*([.C3]*[.H12]+[.C3]*[.H21]);0)" table:style-name="ce30">
            <text:p>0</text:p>
          </table:table-cell>
          <table:table-cell office:value-type="float" office:value="0" table:formula="of:=IF(OR(AND([.B33]=[.A60];[.C33]=&quot;Saint Quentin&quot;);AND([.B34]=[.A60];[.C34]=&quot;Saint Quentin&quot;);AND([.B35]=[.A60];[.C35]=&quot;Saint Quentin&quot;);AND([.B36]=[.A60];[.C36]=&quot;Saint Quentin&quot;);AND([.B37]=[.A60];[.C37]=&quot;Saint Quentin&quot;);AND([.B38]=[.A60];[.C38]=&quot;Saint Quentin&quot;));[.I3]*([.D3]*[.H12]+[.D3]*[.H21]);0)" table:style-name="ce30">
            <text:p>0</text:p>
          </table:table-cell>
          <table:table-cell office:value-type="float" office:value="0" table:formula="of:=IF(OR(AND([.B39]=[.A60];[.C39]=&quot;Saint Quentin&quot;);AND([.B40]=[.A60];[.C40]=&quot;Saint Quentin&quot;);AND([.B41]=[.A60];[.C41]=&quot;Saint Quentin&quot;);AND([.B42]=[.A60];[.C42]=&quot;Saint Quentin&quot;);AND([.B43]=[.A60];[.C43]=&quot;Saint Quentin&quot;);AND([.B44]=[.A60];[.C44]=&quot;Saint Quentin&quot;));[.I3]*([.E3]*[.H12]+[.E3]*[.H21]);0)" table:style-name="ce30">
            <text:p>0</text:p>
          </table:table-cell>
          <table:table-cell office:value-type="float" office:value="0" table:formula="of:=IF(OR(AND([.B45]=[.A60];[.C45]=&quot;Saint Quentin&quot;);AND([.B46]=[.A60];[.C46]=&quot;Saint Quentin&quot;);AND([.B47]=[.A60];[.C47]=&quot;Saint Quentin&quot;);AND([.B48]=[.A60];[.C48]=&quot;Saint Quentin&quot;);AND([.B49]=[.A60];[.C49]=&quot;Saint Quentin&quot;);AND([.B50]=[.A60];[.C50]=&quot;Saint Quentin&quot;));[.I3]*([.F3]*[.H12]+[.F3]*[.H21]);0)" table:style-name="ce30">
            <text:p>0</text:p>
          </table:table-cell>
          <table:table-cell office:value-type="float" office:value="0" table:formula="of:=IF(OR(AND([.B51]=[.A60];[.C51]=&quot;Saint Quentin&quot;);AND([.B52]=[.A60];[.C52]=&quot;Saint Quentin&quot;);AND([.B53]=[.A60];[.C53]=&quot;Saint Quentin&quot;);AND([.B54]=[.A60];[.C54]=&quot;Saint Quentin&quot;);AND([.B55]=[.A60];[.C55]=&quot;Saint Quentin&quot;);AND([.B56]=[.A60];[.C56]=&quot;Saint Quentin&quot;));[.I3]*([.G3]*[.H12]+[.G3]*[.H21]);0)" table:style-name="ce30">
            <text:p>0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3">
            <text:p>Développeur Senior</text:p>
          </table:table-cell>
          <table:table-cell office:value-type="float" office:value="0" table:formula="of:=IF(OR(AND([.B21]=[.A63];[.C21]=&quot;Paris&quot;);AND([.B22]=[.A63];[.C22]=&quot;Paris&quot;);AND([.B23]=[.A63];[.C23]=&quot;Paris&quot;);AND([.B24]=[.A63];[.C24]=&quot;Paris&quot;);AND([.B25]=[.A63];[.C25]=&quot;Paris&quot;);AND([.B26]=[.A63];[.C26]=&quot;Paris&quot;));[.I4]*([.B4]*[.F13]+[.B4]*[.F21]);0)" table:style-name="ce28">
            <text:p>0</text:p>
          </table:table-cell>
          <table:table-cell office:value-type="float" office:value="0" table:formula="of:=IF(OR(AND([.B27]=[.A63];[.C27]=&quot;Paris&quot;);AND([.B28]=[.A63];[.C28]=&quot;Paris&quot;);AND([.B29]=[.A63];[.C29]=&quot;Paris&quot;);AND([.B30]=[.A63];[.C30]=&quot;Paris&quot;);AND([.B31]=[.A63];[.C31]=&quot;Paris&quot;);AND([.B32]=[.A63];[.C32]=&quot;Paris&quot;));[.I4]*([.C4]*[.F13]+[.C4]*[.F21]);0)" table:style-name="ce28">
            <text:p>0</text:p>
          </table:table-cell>
          <table:table-cell office:value-type="float" office:value="0" table:formula="of:=IF(OR(AND([.B33]=[.A63];[.C33]=&quot;Paris&quot;);AND([.B34]=[.A63];[.C34]=&quot;Paris&quot;);AND([.B35]=[.A63];[.C35]=&quot;Paris&quot;);AND([.B36]=[.A63];[.C36]=&quot;Paris&quot;);AND([.B37]=[.A63];[.C37]=&quot;Paris&quot;);AND([.B38]=[.A63];[.C38]=&quot;Paris&quot;));[.I4]*([.D4]*[.F13]+[.D4]*[.F21]);0)" table:style-name="ce28">
            <text:p>0</text:p>
          </table:table-cell>
          <table:table-cell office:value-type="float" office:value="0" table:formula="of:=IF(OR(AND([.B39]=[.A63];[.C39]=&quot;Paris&quot;);AND([.B40]=[.A63];[.C40]=&quot;Paris&quot;);AND([.B41]=[.A63];[.C41]=&quot;Paris&quot;);AND([.B42]=[.A63];[.C42]=&quot;Paris&quot;);AND([.B43]=[.A63];[.C43]=&quot;Paris&quot;);AND([.B44]=[.A63];[.C44]=&quot;Paris&quot;));[.I4]*([.E4]*[.F13]+[.E4]*[.F21]);0)" table:style-name="ce28">
            <text:p>0</text:p>
          </table:table-cell>
          <table:table-cell office:value-type="float" office:value="0" table:formula="of:=IF(OR(AND([.B45]=[.A63];[.C45]=&quot;Paris&quot;);AND([.B46]=[.A63];[.C46]=&quot;Paris&quot;);AND([.B47]=[.A63];[.C47]=&quot;Paris&quot;);AND([.B48]=[.A63];[.C48]=&quot;Paris&quot;);AND([.B49]=[.A63];[.C49]=&quot;Paris&quot;);AND([.B50]=[.A63];[.C50]=&quot;Paris&quot;));[.I40]*([.F4]*[.F13]+[.F4]*[.F21]);0)" table:style-name="ce28">
            <text:p>0</text:p>
          </table:table-cell>
          <table:table-cell office:value-type="float" office:value="0" table:formula="of:=IF(OR(AND([.B51]=[.A63];[.C51]=&quot;Paris&quot;);AND([.B52]=[.A63];[.C52]=&quot;Paris&quot;);AND([.B53]=[.A63];[.C53]=&quot;Paris&quot;);AND([.B54]=[.A63];[.C54]=&quot;Paris&quot;);AND([.B55]=[.A63];[.C55]=&quot;Paris&quot;);AND([.B56]=[.A63];[.C56]=&quot;Paris&quot;));[.I4]*([.G4]*[.F13]+[.G4]*[.F21]);0)" table:style-name="ce28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10600" table:formula="of:=IF(OR(AND([.B21]=[.A63];[.C21]=&quot;Lille&quot;);AND([.B22]=[.A63];[.C22]=&quot;Lille&quot;);AND([.B23]=[.A63];[.C23]=&quot;Lille&quot;);AND([.B24]=[.A63];[.C24]=&quot;Lille&quot;);AND([.B25]=[.A63];[.C25]=&quot;Lille&quot;);AND([.B26]=[.A63];[.C26]=&quot;Lille&quot;));[.I4]*([.B4]*[.G13]+[.B4]*[.G21]);0)" table:style-name="ce29">
            <text:p>10600</text:p>
          </table:table-cell>
          <table:table-cell office:value-type="float" office:value="10600" table:formula="of:=IF(OR(AND([.B27]=[.A63];[.C27]=&quot;Lille&quot;);AND([.B28]=[.A63];[.C28]=&quot;Lille&quot;);AND([.B29]=[.A63];[.C29]=&quot;Lille&quot;);AND([.B30]=[.A63];[.C30]=&quot;Lille&quot;);AND([.B31]=[.A63];[.C31]=&quot;Lille&quot;);AND([.B32]=[.A63];[.C32]=&quot;Lille&quot;));[.I4]*([.C4]*[.G13]+[.C4]*[.G21]);0)" table:style-name="ce29">
            <text:p>10600</text:p>
          </table:table-cell>
          <table:table-cell office:value-type="float" office:value="0" table:formula="of:=IF(OR(AND([.B33]=[.A63];[.C33]=&quot;Lille&quot;);AND([.B34]=[.A63];[.C34]=&quot;Lille&quot;);AND([.B35]=[.A63];[.C35]=&quot;Lille&quot;);AND([.B36]=[.A63];[.C36]=&quot;Lille&quot;);AND([.B37]=[.A63];[.C37]=&quot;Lille&quot;);AND([.B38]=[.A63];[.C38]=&quot;Lille&quot;));[.I4]*([.D4]*[.G13]+[.D4]*[.G21]);0)" table:style-name="ce29">
            <text:p>0</text:p>
          </table:table-cell>
          <table:table-cell office:value-type="float" office:value="0" table:formula="of:=IF(OR(AND([.B39]=[.A63];[.C39]=&quot;Lille&quot;);AND([.B40]=[.A63];[.C40]=&quot;Lille&quot;);AND([.B41]=[.A63];[.C41]=&quot;Lille&quot;);AND([.B42]=[.A63];[.C42]=&quot;Lille&quot;);AND([.B43]=[.A63];[.C43]=&quot;Lille&quot;);AND([.B44]=[.A63];[.C44]=&quot;Lille&quot;));[.I4]*([.E4]*[.G13]+[.E4]*[.G21]);0)" table:style-name="ce29">
            <text:p>0</text:p>
          </table:table-cell>
          <table:table-cell office:value-type="float" office:value="0" table:formula="of:=IF(OR(AND([.B45]=[.A63];[.C45]=&quot;Lille&quot;);AND([.B46]=[.A63];[.C46]=&quot;Lille&quot;);AND([.B47]=[.A63];[.C47]=&quot;Lille&quot;);AND([.B48]=[.A63];[.C48]=&quot;Lille&quot;);AND([.B49]=[.A63];[.C49]=&quot;Lille&quot;);AND([.B50]=[.A63];[.C50]=&quot;Lille&quot;));[.I4]*([.F4]*[.G13]+[.F4]*[.G21]);0)" table:style-name="ce29">
            <text:p>0</text:p>
          </table:table-cell>
          <table:table-cell office:value-type="float" office:value="0" table:formula="of:=IF(OR(AND([.B51]=[.A63];[.C51]=&quot;Lille&quot;);AND([.B52]=[.A63];[.C52]=&quot;Lille&quot;);AND([.B53]=[.A63];[.C53]=&quot;Lille&quot;);AND([.B54]=[.A63];[.C54]=&quot;Lille&quot;);AND([.B55]=[.A63];[.C55]=&quot;Lille&quot;);AND([.B56]=[.A63];[.C56]=&quot;Lille&quot;));[.I4]*([.G4]*[.G13]+[.G4]*[.G21]);0)" table:style-name="ce29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3];[.C21]=&quot;Saint Quentin&quot;);AND([.B22]=[.A63];[.C22]=&quot;Saint Quentin&quot;);AND([.B23]=[.A63];[.C23]=&quot;Saint Quentin&quot;);AND([.B24]=[.A63];[.C24]=&quot;Saint Quentin&quot;);AND([.B25]=[.A63];[.C25]=&quot;Saint Quentin&quot;);AND([.B26]=[.A63];[.C26]=&quot;Saint Quentin&quot;));[.I4]*([.B4]*[.H13]+[.B4]*[.H21]);0)" table:style-name="ce30">
            <text:p>0</text:p>
          </table:table-cell>
          <table:table-cell office:value-type="float" office:value="0" table:formula="of:=IF(OR(AND([.B27]=[.A63];[.C27]=&quot;Saint Quentin&quot;);AND([.B28]=[.A63];[.C28]=&quot;Saint Quentin&quot;);AND([.B29]=[.A63];[.C29]=&quot;Saint Quentin&quot;);AND([.B30]=[.A63];[.C30]=&quot;Saint Quentin&quot;);AND([.B31]=[.A63];[.C31]=&quot;Saint Quentin&quot;);AND([.B32]=[.A63];[.C32]=&quot;Saint Quentin&quot;));[.I4]*([.C4]*[.H13]+[.C4]*[.H21]);0)" table:style-name="ce30">
            <text:p>0</text:p>
          </table:table-cell>
          <table:table-cell office:value-type="float" office:value="0" table:formula="of:=IF(OR(AND([.B33]=[.A63];[.C33]=&quot;Saint Quentin&quot;);AND([.B34]=[.A63];[.C34]=&quot;Saint Quentin&quot;);AND([.B35]=[.A63];[.C35]=&quot;Saint Quentin&quot;);AND([.B36]=[.A63];[.C36]=&quot;Saint Quentin&quot;);AND([.B37]=[.A63];[.C37]=&quot;Saint Quentin&quot;);AND([.B38]=[.A63];[.C38]=&quot;Saint Quentin&quot;));[.I4]*([.D4]*[.H13]+[.D4]*[.H21]);0)" table:style-name="ce30">
            <text:p>0</text:p>
          </table:table-cell>
          <table:table-cell office:value-type="float" office:value="0" table:formula="of:=IF(OR(AND([.B39]=[.A63];[.C39]=&quot;Saint Quentin&quot;);AND([.B40]=[.A63];[.C40]=&quot;Saint Quentin&quot;);AND([.B41]=[.A63];[.C41]=&quot;Saint Quentin&quot;);AND([.B42]=[.A63];[.C42]=&quot;Saint Quentin&quot;);AND([.B43]=[.A63];[.C43]=&quot;Saint Quentin&quot;);AND([.B44]=[.A63];[.C44]=&quot;Saint Quentin&quot;));[.I4]*([.E4]*[.H13]+[.E4]*[.H21]);0)" table:style-name="ce30">
            <text:p>0</text:p>
          </table:table-cell>
          <table:table-cell office:value-type="float" office:value="0" table:formula="of:=IF(OR(AND([.B45]=[.A63];[.C45]=&quot;Saint Quentin&quot;);AND([.B46]=[.A63];[.C46]=&quot;Saint Quentin&quot;);AND([.B47]=[.A63];[.C47]=&quot;Saint Quentin&quot;);AND([.B48]=[.A63];[.C48]=&quot;Saint Quentin&quot;);AND([.B49]=[.A63];[.C49]=&quot;Saint Quentin&quot;);AND([.B50]=[.A63];[.C50]=&quot;Saint Quentin&quot;));[.I4]*([.F4]*[.H13]+[.F4]*[.H21]);0)" table:style-name="ce30">
            <text:p>0</text:p>
          </table:table-cell>
          <table:table-cell office:value-type="float" office:value="0" table:formula="of:=IF(OR(AND([.B51]=[.A63];[.C51]=&quot;Saint Quentin&quot;);AND([.B52]=[.A63];[.C52]=&quot;Saint Quentin&quot;);AND([.B53]=[.A63];[.C53]=&quot;Saint Quentin&quot;);AND([.B54]=[.A63];[.C54]=&quot;Saint Quentin&quot;);AND([.B55]=[.A63];[.C55]=&quot;Saint Quentin&quot;);AND([.B56]=[.A63];[.C56]=&quot;Saint Quentin&quot;));[.I4]*([.G4]*[.H13]+[.G4]*[.H21]);0)" table:style-name="ce30">
            <text:p>0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3">
            <text:p>Administrateur Système/Réseaux Senior</text:p>
          </table:table-cell>
          <table:table-cell office:value-type="float" office:value="0" table:formula="of:=IF(OR(AND([.B21]=[.A66];[.C21]=&quot;Paris&quot;);AND([.B22]=[.A66];[.C22]=&quot;Paris&quot;);AND([.B23]=[.A66];[.C23]=&quot;Paris&quot;);AND([.B24]=[.A66];[.C24]=&quot;Paris&quot;);AND([.B25]=[.A66];[.C25]=&quot;Paris&quot;);AND([.B26]=[.A66];[.C26]=&quot;Paris&quot;));[.I5]*([.B5]*[.F14]+[.B5]*[.F21]);0)" table:style-name="ce28">
            <text:p>0</text:p>
          </table:table-cell>
          <table:table-cell office:value-type="float" office:value="0" table:formula="of:=IF(OR(AND([.B27]=[.A66];[.C27]=&quot;Paris&quot;);AND([.B28]=[.A66];[.C28]=&quot;Paris&quot;);AND([.B29]=[.A66];[.C29]=&quot;Paris&quot;);AND([.B30]=[.A66];[.C30]=&quot;Paris&quot;);AND([.B31]=[.A66];[.C31]=&quot;Paris&quot;);AND([.B32]=[.A66];[.C32]=&quot;Paris&quot;));[.I5]*([.C5]*[.F14]+[.C5]*[.F21]);0)" table:style-name="ce28">
            <text:p>0</text:p>
          </table:table-cell>
          <table:table-cell office:value-type="float" office:value="0" table:formula="of:=IF(OR(AND([.B33]=[.A66];[.C33]=&quot;Paris&quot;);AND([.B34]=[.A66];[.C34]=&quot;Paris&quot;);AND([.B35]=[.A66];[.C35]=&quot;Paris&quot;);AND([.B36]=[.A66];[.C36]=&quot;Paris&quot;);AND([.B37]=[.A66];[.C37]=&quot;Paris&quot;);AND([.B38]=[.A66];[.C38]=&quot;Paris&quot;));[.I5]*([.D5]*[.F14]+[.D5]*[.F21]);0)" table:style-name="ce28">
            <text:p>0</text:p>
          </table:table-cell>
          <table:table-cell office:value-type="float" office:value="0" table:formula="of:=IF(OR(AND([.B39]=[.A66];[.C39]=&quot;Paris&quot;);AND([.B40]=[.A66];[.C40]=&quot;Paris&quot;);AND([.B41]=[.A66];[.C41]=&quot;Paris&quot;);AND([.B42]=[.A66];[.C42]=&quot;Paris&quot;);AND([.B43]=[.A66];[.C43]=&quot;Paris&quot;);AND([.B44]=[.A66];[.C44]=&quot;Paris&quot;));[.I5]*([.E5]*[.F14]+[.E5]*[.F21]);0)" table:style-name="ce28">
            <text:p>0</text:p>
          </table:table-cell>
          <table:table-cell office:value-type="float" office:value="0" table:formula="of:=IF(OR(AND([.B45]=[.A66];[.C45]=&quot;Paris&quot;);AND([.B46]=[.A66];[.C46]=&quot;Paris&quot;);AND([.B47]=[.A66];[.C47]=&quot;Paris&quot;);AND([.B48]=[.A66];[.C48]=&quot;Paris&quot;);AND([.B49]=[.A66];[.C49]=&quot;Paris&quot;);AND([.B50]=[.A66];[.C50]=&quot;Paris&quot;));[.I5]*([.F5]*[.F14]+[.F5]*[.F21]);0)" table:style-name="ce28">
            <text:p>0</text:p>
          </table:table-cell>
          <table:table-cell office:value-type="float" office:value="0" table:formula="of:=IF(OR(AND([.B51]=[.A66];[.C51]=&quot;Paris&quot;);AND([.B52]=[.A66];[.C52]=&quot;Paris&quot;);AND([.B53]=[.A66];[.C53]=&quot;Paris&quot;);AND([.B54]=[.A66];[.C54]=&quot;Paris&quot;);AND([.B55]=[.A66];[.C55]=&quot;Paris&quot;);AND([.B56]=[.A66];[.C56]=&quot;Paris&quot;));[.I5]*([.G5]*[.F14]+[.G5]*[.F21]);0)" table:style-name="ce28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6];[.C21]=&quot;Lille&quot;);AND([.B22]=[.A66];[.C22]=&quot;Lille&quot;);AND([.B23]=[.A66];[.C23]=&quot;Lille&quot;);AND([.B24]=[.A66];[.C24]=&quot;Lille&quot;);AND([.B25]=[.A66];[.C25]=&quot;Lille&quot;);AND([.B26]=[.A66];[.C26]=&quot;Lille&quot;));[.I5]*([.B5]*[.G14]+[.B5]*[.G21]);0)" table:style-name="ce29">
            <text:p>0</text:p>
          </table:table-cell>
          <table:table-cell office:value-type="float" office:value="0" table:formula="of:=IF(OR(AND([.B27]=[.A66];[.C27]=&quot;Lille&quot;);AND([.B28]=[.A66];[.C28]=&quot;Lille&quot;);AND([.B29]=[.A66];[.C29]=&quot;Lille&quot;);AND([.B30]=[.A66];[.C30]=&quot;Lille&quot;);AND([.B31]=[.A66];[.C31]=&quot;Lille&quot;);AND([.B32]=[.A66];[.C32]=&quot;Lille&quot;));[.I5]*([.C5]*[.G14]+[.C5]*[.G21]);0)" table:style-name="ce29">
            <text:p>0</text:p>
          </table:table-cell>
          <table:table-cell office:value-type="float" office:value="0" table:formula="of:=IF(OR(AND([.B33]=[.A66];[.C33]=&quot;Lille&quot;);AND([.B34]=[.A66];[.C34]=&quot;Lille&quot;);AND([.B35]=[.A66];[.C35]=&quot;Lille&quot;);AND([.B36]=[.A66];[.C36]=&quot;Lille&quot;);AND([.B37]=[.A66];[.C37]=&quot;Lille&quot;);AND([.B38]=[.A66];[.C38]=&quot;Lille&quot;));[.I5]*([.D5]*[.G14]+[.D5]*[.G21]);0)" table:style-name="ce29">
            <text:p>0</text:p>
          </table:table-cell>
          <table:table-cell office:value-type="float" office:value="0" table:formula="of:=IF(OR(AND([.B39]=[.A66];[.C39]=&quot;Lille&quot;);AND([.B40]=[.A66];[.C40]=&quot;Lille&quot;);AND([.B41]=[.A66];[.C41]=&quot;Lille&quot;);AND([.B42]=[.A66];[.C42]=&quot;Lille&quot;);AND([.B43]=[.A66];[.C43]=&quot;Lille&quot;);AND([.B44]=[.A66];[.C44]=&quot;Lille&quot;));[.I5]*([.E5]*[.G14]+[.E5]*[.G21]);0)" table:style-name="ce29">
            <text:p>0</text:p>
          </table:table-cell>
          <table:table-cell office:value-type="float" office:value="0" table:formula="of:=IF(OR(AND([.B45]=[.A66];[.C45]=&quot;Lille&quot;);AND([.B46]=[.A66];[.C46]=&quot;Lille&quot;);AND([.B47]=[.A66];[.C47]=&quot;Lille&quot;);AND([.B48]=[.A66];[.C48]=&quot;Lille&quot;);AND([.B49]=[.A66];[.C49]=&quot;Lille&quot;);AND([.B50]=[.A66];[.C50]=&quot;Lille&quot;));[.I5]*([.F5]*[.G14]+[.F5]*[.G21]);0)" table:style-name="ce29">
            <text:p>0</text:p>
          </table:table-cell>
          <table:table-cell office:value-type="float" office:value="0" table:formula="of:=IF(OR(AND([.B51]=[.A66];[.C51]=&quot;Lille&quot;);AND([.B52]=[.A66];[.C52]=&quot;Lille&quot;);AND([.B53]=[.A66];[.C53]=&quot;Lille&quot;);AND([.B54]=[.A66];[.C54]=&quot;Lille&quot;);AND([.B55]=[.A66];[.C55]=&quot;Lille&quot;);AND([.B56]=[.A66];[.C56]=&quot;Lille&quot;));[.I5]*([.G5]*[.G14]+[.G5]*[.G21]);0)" table:style-name="ce29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6];[.C21]=&quot;Saint Quentin&quot;);AND([.B22]=[.A66];[.C22]=&quot;Saint Quentin&quot;);AND([.B23]=[.A66];[.C23]=&quot;Saint Quentin&quot;);AND([.B24]=[.A66];[.C24]=&quot;Saint Quentin&quot;);AND([.B25]=[.A66];[.C25]=&quot;Saint Quentin&quot;);AND([.B26]=[.A66];[.C26]=&quot;Saint Quentin&quot;));[.I5]*([.B5]*[.H14]+[.B5]*[.H21]);0)" table:style-name="ce30">
            <text:p>0</text:p>
          </table:table-cell>
          <table:table-cell office:value-type="float" office:value="0" table:formula="of:=IF(OR(AND([.B27]=[.A66];[.C27]=&quot;Saint Quentin&quot;);AND([.B28]=[.A66];[.C28]=&quot;Saint Quentin&quot;);AND([.B29]=[.A66];[.C29]=&quot;Saint Quentin&quot;);AND([.B30]=[.A66];[.C30]=&quot;Saint Quentin&quot;);AND([.B31]=[.A66];[.C31]=&quot;Saint Quentin&quot;);AND([.B32]=[.A66];[.C32]=&quot;Saint Quentin&quot;));[.I5]*([.C5]*[.H14]+[.C5]*[.H21]);0)" table:style-name="ce30">
            <text:p>0</text:p>
          </table:table-cell>
          <table:table-cell office:value-type="float" office:value="19200" table:formula="of:=IF(OR(AND([.B33]=[.A66];[.C33]=&quot;Saint Quentin&quot;);AND([.B34]=[.A66];[.C34]=&quot;Saint Quentin&quot;);AND([.B35]=[.A66];[.C35]=&quot;Saint Quentin&quot;);AND([.B36]=[.A66];[.C36]=&quot;Saint Quentin&quot;);AND([.B37]=[.A66];[.C37]=&quot;Saint Quentin&quot;);AND([.B38]=[.A66];[.C38]=&quot;Saint Quentin&quot;));[.I5]*([.D5]*[.H14]+[.D5]*[.H21]);0)" table:style-name="ce30">
            <text:p>19200</text:p>
          </table:table-cell>
          <table:table-cell office:value-type="float" office:value="0" table:formula="of:=IF(OR(AND([.B39]=[.A66];[.C39]=&quot;Saint Quentin&quot;);AND([.B40]=[.A66];[.C40]=&quot;Saint Quentin&quot;);AND([.B41]=[.A66];[.C41]=&quot;Saint Quentin&quot;);AND([.B42]=[.A66];[.C42]=&quot;Saint Quentin&quot;);AND([.B43]=[.A66];[.C43]=&quot;Saint Quentin&quot;);AND([.B44]=[.A66];[.C44]=&quot;Saint Quentin&quot;));[.I5]*([.E5]*[.H14]+[.E5]*[.H21]);0)" table:style-name="ce30">
            <text:p>0</text:p>
          </table:table-cell>
          <table:table-cell office:value-type="float" office:value="0" table:formula="of:=IF(OR(AND([.B45]=[.A66];[.C45]=&quot;Saint Quentin&quot;);AND([.B46]=[.A66];[.C46]=&quot;Saint Quentin&quot;);AND([.B47]=[.A66];[.C47]=&quot;Saint Quentin&quot;);AND([.B48]=[.A66];[.C48]=&quot;Saint Quentin&quot;);AND([.B49]=[.A66];[.C49]=&quot;Saint Quentin&quot;);AND([.B50]=[.A66];[.C50]=&quot;Saint Quentin&quot;));[.I5]*([.F5]*[.H14]+[.F5]*[.H21]);0)" table:style-name="ce30">
            <text:p>0</text:p>
          </table:table-cell>
          <table:table-cell office:value-type="float" office:value="0" table:formula="of:=IF(OR(AND([.B51]=[.A66];[.C51]=&quot;Saint Quentin&quot;);AND([.B52]=[.A66];[.C52]=&quot;Saint Quentin&quot;);AND([.B53]=[.A66];[.C53]=&quot;Saint Quentin&quot;);AND([.B54]=[.A66];[.C54]=&quot;Saint Quentin&quot;);AND([.B55]=[.A66];[.C55]=&quot;Saint Quentin&quot;);AND([.B56]=[.A66];[.C56]=&quot;Saint Quentin&quot;));[.I5]*([.G5]*[.H14]+[.G5]*[.H21]);0)" table:style-name="ce30">
            <text:p>0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3">
            <text:p>Administrateur BD Confirmé</text:p>
          </table:table-cell>
          <table:table-cell office:value-type="float" office:value="0" table:formula="of:=IF(OR(AND([.B21]=[.A69];[.C21]=&quot;Paris&quot;);AND([.B22]=[.A69];[.C22]=&quot;Paris&quot;);AND([.B23]=[.A69];[.C23]=&quot;Paris&quot;);AND([.B24]=[.A69];[.C24]=&quot;Paris&quot;);AND([.B25]=[.A69];[.C25]=&quot;Paris&quot;);AND([.B26]=[.A69];[.C26]=&quot;Paris&quot;));[.I6]*([.B6]*[.F15]+[.B6]*[.F21]);0)" table:style-name="ce28">
            <text:p>0</text:p>
          </table:table-cell>
          <table:table-cell office:value-type="float" office:value="0" table:formula="of:=IF(OR(AND([.B27]=[.A69];[.C27]=&quot;Paris&quot;);AND([.B28]=[.A69];[.C28]=&quot;Paris&quot;);AND([.B29]=[.A69];[.C29]=&quot;Paris&quot;);AND([.B30]=[.A69];[.C30]=&quot;Paris&quot;);AND([.B31]=[.A69];[.C31]=&quot;Paris&quot;);AND([.B32]=[.A69];[.C32]=&quot;Paris&quot;));[.I6]*([.C6]*[.F15]+[.C6]*[.F21]);0)" table:style-name="ce28">
            <text:p>0</text:p>
          </table:table-cell>
          <table:table-cell office:value-type="float" office:value="0" table:formula="of:=IF(OR(AND([.B33]=[.A69];[.C33]=&quot;Paris&quot;);AND([.B34]=[.A69];[.C34]=&quot;Paris&quot;);AND([.B35]=[.A69];[.C35]=&quot;Paris&quot;);AND([.B36]=[.A69];[.C36]=&quot;Paris&quot;);AND([.B37]=[.A69];[.C37]=&quot;Paris&quot;);AND([.B38]=[.A69];[.C38]=&quot;Paris&quot;));[.I6]*([.D6]*[.F15]+[.D6]*[.F21]);0)" table:style-name="ce28">
            <text:p>0</text:p>
          </table:table-cell>
          <table:table-cell office:value-type="float" office:value="0" table:formula="of:=IF(OR(AND([.B39]=[.A69];[.C39]=&quot;Paris&quot;);AND([.B40]=[.A69];[.C40]=&quot;Paris&quot;);AND([.B41]=[.A69];[.C41]=&quot;Paris&quot;);AND([.B42]=[.A69];[.C42]=&quot;Paris&quot;);AND([.B43]=[.A69];[.C43]=&quot;Paris&quot;);AND([.B44]=[.A69];[.C44]=&quot;Paris&quot;));[.I6]*([.E6]*[.F15]+[.E6]*[.F21]);0)" table:style-name="ce28">
            <text:p>0</text:p>
          </table:table-cell>
          <table:table-cell office:value-type="float" office:value="0" table:formula="of:=IF(OR(AND([.B45]=[.A69];[.C45]=&quot;Paris&quot;);AND([.B46]=[.A69];[.C46]=&quot;Paris&quot;);AND([.B47]=[.A69];[.C47]=&quot;Paris&quot;);AND([.B48]=[.A69];[.C48]=&quot;Paris&quot;);AND([.B49]=[.A69];[.C49]=&quot;Paris&quot;);AND([.B50]=[.A69];[.C50]=&quot;Paris&quot;));[.I6]*([.F6]*[.F15]+[.F6]*[.F21]);0)" table:style-name="ce28">
            <text:p>0</text:p>
          </table:table-cell>
          <table:table-cell office:value-type="float" office:value="0" table:formula="of:=IF(OR(AND([.B51]=[.A69];[.C51]=&quot;Paris&quot;);AND([.B52]=[.A69];[.C52]=&quot;Paris&quot;);AND([.B53]=[.A69];[.C53]=&quot;Paris&quot;);AND([.B54]=[.A69];[.C54]=&quot;Paris&quot;);AND([.B55]=[.A69];[.C55]=&quot;Paris&quot;);AND([.B56]=[.A69];[.C56]=&quot;Paris&quot;));[.I6]*([.G6]*[.F15]+[.G6]*[.F21]);0)" table:style-name="ce28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9];[.C21]=&quot;Lille&quot;);AND([.B22]=[.A69];[.C22]=&quot;Lille&quot;);AND([.B23]=[.A69];[.C23]=&quot;Lille&quot;);AND([.B24]=[.A69];[.C24]=&quot;Lille&quot;);AND([.B25]=[.A69];[.C25]=&quot;Lille&quot;);AND([.B26]=[.A69];[.C26]=&quot;Lille&quot;));[.I6]*([.B6]*[.G15]+[.B6]*[.G21]);0)" table:style-name="ce29">
            <text:p>0</text:p>
          </table:table-cell>
          <table:table-cell office:value-type="float" office:value="0" table:formula="of:=IF(OR(AND([.B27]=[.A69];[.C27]=&quot;Lille&quot;);AND([.B28]=[.A69];[.C28]=&quot;Lille&quot;);AND([.B29]=[.A69];[.C29]=&quot;Lille&quot;);AND([.B30]=[.A69];[.C30]=&quot;Lille&quot;);AND([.B31]=[.A69];[.C31]=&quot;Lille&quot;);AND([.B32]=[.A69];[.C32]=&quot;Lille&quot;));[.I6]*([.C6]*[.G15]+[.C6]*[.G21]);0)" table:style-name="ce29">
            <text:p>0</text:p>
          </table:table-cell>
          <table:table-cell office:value-type="float" office:value="0" table:formula="of:=IF(OR(AND([.B33]=[.A69];[.C33]=&quot;Lille&quot;);AND([.B34]=[.A69];[.C34]=&quot;Lille&quot;);AND([.B35]=[.A69];[.C35]=&quot;Lille&quot;);AND([.B36]=[.A69];[.C36]=&quot;Lille&quot;);AND([.B37]=[.A69];[.C37]=&quot;Lille&quot;);AND([.B38]=[.A69];[.C38]=&quot;Lille&quot;));[.I6]*([.D6]*[.G15]+[.D6]*[.G21]);0)" table:style-name="ce29">
            <text:p>0</text:p>
          </table:table-cell>
          <table:table-cell office:value-type="float" office:value="0" table:formula="of:=IF(OR(AND([.B39]=[.A69];[.C39]=&quot;Lille&quot;);AND([.B40]=[.A69];[.C40]=&quot;Lille&quot;);AND([.B41]=[.A69];[.C41]=&quot;Lille&quot;);AND([.B42]=[.A69];[.C42]=&quot;Lille&quot;);AND([.B43]=[.A69];[.C43]=&quot;Lille&quot;);AND([.B44]=[.A69];[.C44]=&quot;Lille&quot;));[.I6]*([.E6]*[.G15]+[.E6]*[.G21]);0)" table:style-name="ce29">
            <text:p>0</text:p>
          </table:table-cell>
          <table:table-cell office:value-type="float" office:value="0" table:formula="of:=IF(OR(AND([.B45]=[.A69];[.C45]=&quot;Lille&quot;);AND([.B46]=[.A69];[.C46]=&quot;Lille&quot;);AND([.B47]=[.A69];[.C47]=&quot;Lille&quot;);AND([.B48]=[.A69];[.C48]=&quot;Lille&quot;);AND([.B49]=[.A69];[.C49]=&quot;Lille&quot;);AND([.B50]=[.A69];[.C50]=&quot;Lille&quot;));[.I6]*([.F6]*[.G15]+[.F6]*[.G21]);0)" table:style-name="ce29">
            <text:p>0</text:p>
          </table:table-cell>
          <table:table-cell office:value-type="float" office:value="0" table:formula="of:=IF(OR(AND([.B51]=[.A69];[.C51]=&quot;Lille&quot;);AND([.B52]=[.A69];[.C52]=&quot;Lille&quot;);AND([.B53]=[.A69];[.C53]=&quot;Lille&quot;);AND([.B54]=[.A69];[.C54]=&quot;Lille&quot;);AND([.B55]=[.A69];[.C55]=&quot;Lille&quot;);AND([.B56]=[.A69];[.C56]=&quot;Lille&quot;));[.I6]*([.G6]*[.G15]+[.G6]*[.G21]);0)" table:style-name="ce29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69];[.C21]=&quot;Saint Quentin&quot;);AND([.B22]=[.A69];[.C22]=&quot;Saint Quentin&quot;);AND([.B23]=[.A69];[.C23]=&quot;Saint Quentin&quot;);AND([.B24]=[.A69];[.C24]=&quot;Saint Quentin&quot;);AND([.B25]=[.A69];[.C25]=&quot;Saint Quentin&quot;);AND([.B26]=[.A69];[.C26]=&quot;Saint Quentin&quot;));[.I6]*([.B6]*[.H15]+[.B6]*[.H21]);0)" table:style-name="ce30">
            <text:p>0</text:p>
          </table:table-cell>
          <table:table-cell office:value-type="float" office:value="0" table:formula="of:=IF(OR(AND([.B27]=[.A69];[.C27]=&quot;Saint Quentin&quot;);AND([.B28]=[.A69];[.C28]=&quot;Saint Quentin&quot;);AND([.B29]=[.A69];[.C29]=&quot;Saint Quentin&quot;);AND([.B30]=[.A69];[.C30]=&quot;Saint Quentin&quot;);AND([.B31]=[.A69];[.C31]=&quot;Saint Quentin&quot;);AND([.B32]=[.A69];[.C32]=&quot;Saint Quentin&quot;));[.I6]*([.C6]*[.H15]+[.C6]*[.H21]);0)" table:style-name="ce30">
            <text:p>0</text:p>
          </table:table-cell>
          <table:table-cell office:value-type="float" office:value="0" table:formula="of:=IF(OR(AND([.B33]=[.A69];[.C33]=&quot;Saint Quentin&quot;);AND([.B34]=[.A69];[.C34]=&quot;Saint Quentin&quot;);AND([.B35]=[.A69];[.C35]=&quot;Saint Quentin&quot;);AND([.B36]=[.A69];[.C36]=&quot;Saint Quentin&quot;);AND([.B37]=[.A69];[.C37]=&quot;Saint Quentin&quot;);AND([.B38]=[.A69];[.C38]=&quot;Saint Quentin&quot;));[.I6]*([.D6]*[.H15]+[.D6]*[.H21]);0)" table:style-name="ce30">
            <text:p>0</text:p>
          </table:table-cell>
          <table:table-cell office:value-type="float" office:value="16800" table:formula="of:=IF(OR(AND([.B39]=[.A69];[.C39]=&quot;Saint Quentin&quot;);AND([.B40]=[.A69];[.C40]=&quot;Saint Quentin&quot;);AND([.B41]=[.A69];[.C41]=&quot;Saint Quentin&quot;);AND([.B42]=[.A69];[.C42]=&quot;Saint Quentin&quot;);AND([.B43]=[.A69];[.C43]=&quot;Saint Quentin&quot;);AND([.B44]=[.A69];[.C44]=&quot;Saint Quentin&quot;));[.I6]*([.E6]*[.H15]+[.E6]*[.H21]);0)" table:style-name="ce30">
            <text:p>16800</text:p>
          </table:table-cell>
          <table:table-cell office:value-type="float" office:value="0" table:formula="of:=IF(OR(AND([.B45]=[.A69];[.C45]=&quot;Saint Quentin&quot;);AND([.B46]=[.A69];[.C46]=&quot;Saint Quentin&quot;);AND([.B47]=[.A69];[.C47]=&quot;Saint Quentin&quot;);AND([.B48]=[.A69];[.C48]=&quot;Saint Quentin&quot;);AND([.B49]=[.A69];[.C49]=&quot;Saint Quentin&quot;);AND([.B50]=[.A69];[.C50]=&quot;Saint Quentin&quot;));[.I6]*([.F6]*[.H15]+[.F6]*[.H21]);0)" table:style-name="ce30">
            <text:p>0</text:p>
          </table:table-cell>
          <table:table-cell office:value-type="float" office:value="0" table:formula="of:=IF(OR(AND([.B51]=[.A69];[.C51]=&quot;Saint Quentin&quot;);AND([.B52]=[.A69];[.C52]=&quot;Saint Quentin&quot;);AND([.B53]=[.A69];[.C53]=&quot;Saint Quentin&quot;);AND([.B54]=[.A69];[.C54]=&quot;Saint Quentin&quot;);AND([.B55]=[.A69];[.C55]=&quot;Saint Quentin&quot;);AND([.B56]=[.A69];[.C56]=&quot;Saint Quentin&quot;));[.I6]*([.G6]*[.H15]+[.G6]*[.H21]);0)" table:style-name="ce30">
            <text:p>0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3">
            <text:p>Développeur Junior</text:p>
          </table:table-cell>
          <table:table-cell office:value-type="float" office:value="0" table:formula="of:=IF(OR(AND([.B21]=[.A72];[.C21]=&quot;Paris&quot;);AND([.B22]=[.A72];[.C22]=&quot;Paris&quot;);AND([.B23]=[.A72];[.C23]=&quot;Paris&quot;);AND([.B24]=[.A72];[.C24]=&quot;Paris&quot;);AND([.B25]=[.A72];[.C25]=&quot;Paris&quot;);AND([.B26]=[.A72];[.C26]=&quot;Paris&quot;));[.I7]*([.B7]*[.F16]+[.B7]*[.F21]);0)" table:style-name="ce28">
            <text:p>0</text:p>
          </table:table-cell>
          <table:table-cell office:value-type="float" office:value="0" table:formula="of:=IF(OR(AND([.B27]=[.A72];[.C27]=&quot;Paris&quot;);AND([.B28]=[.A72];[.C28]=&quot;Paris&quot;);AND([.B29]=[.A72];[.C29]=&quot;Paris&quot;);AND([.B30]=[.A72];[.C30]=&quot;Paris&quot;);AND([.B31]=[.A72];[.C31]=&quot;Paris&quot;);AND([.B32]=[.A72];[.C32]=&quot;Paris&quot;));[.I7]*([.C7]*[.F16]+[.C7]*[.F21]);0)" table:style-name="ce28">
            <text:p>0</text:p>
          </table:table-cell>
          <table:table-cell office:value-type="float" office:value="0" table:formula="of:=IF(OR(AND([.B33]=[.A72];[.C33]=&quot;Paris&quot;);AND([.B34]=[.A72];[.C34]=&quot;Paris&quot;);AND([.B35]=[.A72];[.C35]=&quot;Paris&quot;);AND([.B36]=[.A72];[.C36]=&quot;Paris&quot;);AND([.B37]=[.A72];[.C37]=&quot;Paris&quot;);AND([.B38]=[.A72];[.C38]=&quot;Paris&quot;));[.I7]*([.D7]*[.F16]+[.D7]*[.F21]);0)" table:style-name="ce28">
            <text:p>0</text:p>
          </table:table-cell>
          <table:table-cell office:value-type="float" office:value="0" table:formula="of:=IF(OR(AND([.B39]=[.A72];[.C39]=&quot;Paris&quot;);AND([.B40]=[.A72];[.C40]=&quot;Paris&quot;);AND([.B41]=[.A72];[.C41]=&quot;Paris&quot;);AND([.B42]=[.A72];[.C42]=&quot;Paris&quot;);AND([.B43]=[.A72];[.C43]=&quot;Paris&quot;);AND([.B44]=[.A72];[.C44]=&quot;Paris&quot;));[.I7]*([.E7]*[.F16]+[.E7]*[.F21]);0)" table:style-name="ce28">
            <text:p>0</text:p>
          </table:table-cell>
          <table:table-cell office:value-type="float" office:value="0" table:formula="of:=IF(OR(AND([.B45]=[.A72];[.C45]=&quot;Paris&quot;);AND([.B46]=[.A72];[.C46]=&quot;Paris&quot;);AND([.B47]=[.A72];[.C47]=&quot;Paris&quot;);AND([.B48]=[.A72];[.C48]=&quot;Paris&quot;);AND([.B49]=[.A72];[.C49]=&quot;Paris&quot;);AND([.B50]=[.A72];[.C50]=&quot;Paris&quot;));[.I7]*([.F7]*[.F16]+[.F7]*[.F21]);0)" table:style-name="ce28">
            <text:p>0</text:p>
          </table:table-cell>
          <table:table-cell office:value-type="float" office:value="0" table:formula="of:=IF(OR(AND([.B51]=[.A72];[.C51]=&quot;Paris&quot;);AND([.B52]=[.A72];[.C52]=&quot;Paris&quot;);AND([.B53]=[.A72];[.C53]=&quot;Paris&quot;);AND([.B54]=[.A72];[.C54]=&quot;Paris&quot;);AND([.B55]=[.A72];[.C55]=&quot;Paris&quot;);AND([.B56]=[.A72];[.C56]=&quot;Paris&quot;));[.I7]*([.G7]*[.F16]+[.G7]*[.F21]);0)" table:style-name="ce28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8800" table:formula="of:=IF(OR(AND([.B21]=[.A72];[.C21]=&quot;Lille&quot;);AND([.B22]=[.A72];[.C22]=&quot;Lille&quot;);AND([.B23]=[.A72];[.C23]=&quot;Lille&quot;);AND([.B24]=[.A72];[.C24]=&quot;Lille&quot;);AND([.B25]=[.A72];[.C25]=&quot;Lille&quot;);AND([.B26]=[.A72];[.C26]=&quot;Lille&quot;));[.I7]*([.B7]*[.G16]+[.B7]*[.G21]);0)" table:style-name="ce29">
            <text:p>8800</text:p>
          </table:table-cell>
          <table:table-cell office:value-type="float" office:value="8800" table:formula="of:=IF(OR(AND([.B27]=[.A72];[.C27]=&quot;Lille&quot;);AND([.B28]=[.A72];[.C28]=&quot;Lille&quot;);AND([.B29]=[.A72];[.C29]=&quot;Lille&quot;);AND([.B30]=[.A72];[.C30]=&quot;Lille&quot;);AND([.B31]=[.A72];[.C31]=&quot;Lille&quot;);AND([.B32]=[.A72];[.C32]=&quot;Lille&quot;));[.I7]*([.C7]*[.G16]+[.C7]*[.G21]);0)" table:style-name="ce29">
            <text:p>8800</text:p>
          </table:table-cell>
          <table:table-cell office:value-type="float" office:value="0" table:formula="of:=IF(OR(AND([.B33]=[.A72];[.C33]=&quot;Lille&quot;);AND([.B34]=[.A72];[.C34]=&quot;Lille&quot;);AND([.B35]=[.A72];[.C35]=&quot;Lille&quot;);AND([.B36]=[.A72];[.C36]=&quot;Lille&quot;);AND([.B37]=[.A72];[.C37]=&quot;Lille&quot;);AND([.B38]=[.A72];[.C38]=&quot;Lille&quot;));[.I7]*([.D7]*[.G16]+[.D7]*[.G21]);0)" table:style-name="ce29">
            <text:p>0</text:p>
          </table:table-cell>
          <table:table-cell office:value-type="float" office:value="0" table:formula="of:=IF(OR(AND([.B39]=[.A72];[.C39]=&quot;Lille&quot;);AND([.B40]=[.A72];[.C40]=&quot;Lille&quot;);AND([.B41]=[.A72];[.C41]=&quot;Lille&quot;);AND([.B42]=[.A72];[.C42]=&quot;Lille&quot;);AND([.B43]=[.A72];[.C43]=&quot;Lille&quot;);AND([.B44]=[.A72];[.C44]=&quot;Lille&quot;));[.I7]*([.E7]*[.G16]+[.E7]*[.G21]);0)" table:style-name="ce29">
            <text:p>0</text:p>
          </table:table-cell>
          <table:table-cell office:value-type="float" office:value="0" table:formula="of:=IF(OR(AND([.B45]=[.A72];[.C45]=&quot;Lille&quot;);AND([.B46]=[.A72];[.C46]=&quot;Lille&quot;);AND([.B47]=[.A72];[.C47]=&quot;Lille&quot;);AND([.B48]=[.A72];[.C48]=&quot;Lille&quot;);AND([.B49]=[.A72];[.C49]=&quot;Lille&quot;);AND([.B50]=[.A72];[.C50]=&quot;Lille&quot;));[.I7]*([.F7]*[.G16]+[.F7]*[.G21]);0)" table:style-name="ce29">
            <text:p>0</text:p>
          </table:table-cell>
          <table:table-cell office:value-type="float" office:value="0" table:formula="of:=IF(OR(AND([.B51]=[.A72];[.C51]=&quot;Lille&quot;);AND([.B52]=[.A72];[.C52]=&quot;Lille&quot;);AND([.B53]=[.A72];[.C53]=&quot;Lille&quot;);AND([.B54]=[.A72];[.C54]=&quot;Lille&quot;);AND([.B55]=[.A72];[.C55]=&quot;Lille&quot;);AND([.B56]=[.A72];[.C56]=&quot;Lille&quot;));[.I7]*([.G7]*[.G16]+[.G7]*[.G21]);0)" table:style-name="ce29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72];[.C21]=&quot;Saint Quentin&quot;);AND([.B22]=[.A72];[.C22]=&quot;Saint Quentin&quot;);AND([.B23]=[.A72];[.C23]=&quot;Saint Quentin&quot;);AND([.B24]=[.A72];[.C24]=&quot;Saint Quentin&quot;);AND([.B25]=[.A72];[.C25]=&quot;Saint Quentin&quot;);AND([.B26]=[.A72];[.C26]=&quot;Saint Quentin&quot;));[.I7]*([.B7]*[.H16]+[.B7]*[.H21]);0)" table:style-name="ce30">
            <text:p>0</text:p>
          </table:table-cell>
          <table:table-cell office:value-type="float" office:value="0" table:formula="of:=IF(OR(AND([.B27]=[.A72];[.C27]=&quot;Saint Quentin&quot;);AND([.B28]=[.A72];[.C28]=&quot;Saint Quentin&quot;);AND([.B29]=[.A72];[.C29]=&quot;Saint Quentin&quot;);AND([.B30]=[.A72];[.C30]=&quot;Saint Quentin&quot;);AND([.B31]=[.A72];[.C31]=&quot;Saint Quentin&quot;);AND([.B32]=[.A72];[.C32]=&quot;Saint Quentin&quot;));[.I7]*([.C7]*[.H16]+[.C7]*[.H21]);0)" table:style-name="ce30">
            <text:p>0</text:p>
          </table:table-cell>
          <table:table-cell office:value-type="float" office:value="0" table:formula="of:=IF(OR(AND([.B33]=[.A72];[.C33]=&quot;Saint Quentin&quot;);AND([.B34]=[.A72];[.C34]=&quot;Saint Quentin&quot;);AND([.B35]=[.A72];[.C35]=&quot;Saint Quentin&quot;);AND([.B36]=[.A72];[.C36]=&quot;Saint Quentin&quot;);AND([.B37]=[.A72];[.C37]=&quot;Saint Quentin&quot;);AND([.B38]=[.A72];[.C38]=&quot;Saint Quentin&quot;));[.I7]*([.D7]*[.H16]+[.D7]*[.H21]);0)" table:style-name="ce30">
            <text:p>0</text:p>
          </table:table-cell>
          <table:table-cell office:value-type="float" office:value="0" table:formula="of:=IF(OR(AND([.B39]=[.A72];[.C39]=&quot;Saint Quentin&quot;);AND([.B40]=[.A72];[.C40]=&quot;Saint Quentin&quot;);AND([.B41]=[.A72];[.C41]=&quot;Saint Quentin&quot;);AND([.B42]=[.A72];[.C42]=&quot;Saint Quentin&quot;);AND([.B43]=[.A72];[.C43]=&quot;Saint Quentin&quot;);AND([.B44]=[.A72];[.C44]=&quot;Saint Quentin&quot;));[.I7]*([.E7]*[.H16]+[.E7]*[.H21]);0)" table:style-name="ce30">
            <text:p>0</text:p>
          </table:table-cell>
          <table:table-cell office:value-type="float" office:value="0" table:formula="of:=IF(OR(AND([.B45]=[.A72];[.C45]=&quot;Saint Quentin&quot;);AND([.B46]=[.A72];[.C46]=&quot;Saint Quentin&quot;);AND([.B47]=[.A72];[.C47]=&quot;Saint Quentin&quot;);AND([.B48]=[.A72];[.C48]=&quot;Saint Quentin&quot;);AND([.B49]=[.A72];[.C49]=&quot;Saint Quentin&quot;);AND([.B50]=[.A72];[.C50]=&quot;Saint Quentin&quot;));[.I7]*([.F7]*[.H16]+[.F7]*[.H21]);0)" table:style-name="ce30">
            <text:p>0</text:p>
          </table:table-cell>
          <table:table-cell office:value-type="float" office:value="0" table:formula="of:=IF(OR(AND([.B51]=[.A72];[.C51]=&quot;Saint Quentin&quot;);AND([.B52]=[.A72];[.C52]=&quot;Saint Quentin&quot;);AND([.B53]=[.A72];[.C53]=&quot;Saint Quentin&quot;);AND([.B54]=[.A72];[.C54]=&quot;Saint Quentin&quot;);AND([.B55]=[.A72];[.C55]=&quot;Saint Quentin&quot;);AND([.B56]=[.A72];[.C56]=&quot;Saint Quentin&quot;));[.I7]*([.G7]*[.H16]+[.G7]*[.H21]);0)" table:style-name="ce30">
            <text:p>0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23">
            <text:p>Administrateur Système/Réseaux Junior</text:p>
          </table:table-cell>
          <table:table-cell office:value-type="float" office:value="0" table:formula="of:=IF(OR(AND([.B21]=[.A75];[.C21]=&quot;Paris&quot;);AND([.B22]=[.A75];[.C22]=&quot;Paris&quot;);AND([.B23]=[.A75];[.C23]=&quot;Paris&quot;);AND([.B24]=[.A75];[.C24]=&quot;Paris&quot;);AND([.B25]=[.A75];[.C25]=&quot;Paris&quot;);AND([.B26]=[.A75];[.C26]=&quot;Paris&quot;));[.I8]*([.B8]*[.F17]+[.B8]*[.F21]);0)" table:style-name="ce28">
            <text:p>0</text:p>
          </table:table-cell>
          <table:table-cell office:value-type="float" office:value="0" table:formula="of:=IF(OR(AND([.B27]=[.A75];[.C27]=&quot;Paris&quot;);AND([.B28]=[.A75];[.C28]=&quot;Paris&quot;);AND([.B29]=[.A75];[.C29]=&quot;Paris&quot;);AND([.B30]=[.A75];[.C30]=&quot;Paris&quot;);AND([.B31]=[.A75];[.C31]=&quot;Paris&quot;);AND([.B32]=[.A75];[.C32]=&quot;Paris&quot;));[.I8]*([.C8]*[.F17]+[.C8]*[.F21]);0)" table:style-name="ce28">
            <text:p>0</text:p>
          </table:table-cell>
          <table:table-cell office:value-type="float" office:value="0" table:formula="of:=IF(OR(AND([.B33]=[.A75];[.C33]=&quot;Paris&quot;);AND([.B34]=[.A75];[.C34]=&quot;Paris&quot;);AND([.B35]=[.A75];[.C35]=&quot;Paris&quot;);AND([.B36]=[.A75];[.C36]=&quot;Paris&quot;);AND([.B37]=[.A75];[.C37]=&quot;Paris&quot;);AND([.B38]=[.A75];[.C38]=&quot;Paris&quot;));[.I8]*([.D8]*[.F17]+[.D8]*[.F21]);0)" table:style-name="ce28">
            <text:p>0</text:p>
          </table:table-cell>
          <table:table-cell office:value-type="float" office:value="0" table:formula="of:=IF(OR(AND([.B39]=[.A75];[.C39]=&quot;Paris&quot;);AND([.B40]=[.A75];[.C40]=&quot;Paris&quot;);AND([.B41]=[.A75];[.C41]=&quot;Paris&quot;);AND([.B42]=[.A75];[.C42]=&quot;Paris&quot;);AND([.B43]=[.A75];[.C43]=&quot;Paris&quot;);AND([.B44]=[.A75];[.C44]=&quot;Paris&quot;));[.I8]*([.E8]*[.F17]+[.E8]*[.F21]);0)" table:style-name="ce28">
            <text:p>0</text:p>
          </table:table-cell>
          <table:table-cell office:value-type="float" office:value="0" table:formula="of:=IF(OR(AND([.B45]=[.A75];[.C45]=&quot;Paris&quot;);AND([.B46]=[.A75];[.C46]=&quot;Paris&quot;);AND([.B47]=[.A75];[.C47]=&quot;Paris&quot;);AND([.B48]=[.A75];[.C48]=&quot;Paris&quot;);AND([.B49]=[.A75];[.C49]=&quot;Paris&quot;);AND([.B50]=[.A75];[.C50]=&quot;Paris&quot;));[.I8]*([.F8]*[.F17]+[.F8]*[.F21]);0)" table:style-name="ce28">
            <text:p>0</text:p>
          </table:table-cell>
          <table:table-cell office:value-type="float" office:value="0" table:formula="of:=IF(OR(AND([.B51]=[.A75];[.C51]=&quot;Paris&quot;);AND([.B52]=[.A75];[.C52]=&quot;Paris&quot;);AND([.B53]=[.A75];[.C53]=&quot;Paris&quot;);AND([.B54]=[.A75];[.C54]=&quot;Paris&quot;);AND([.B55]=[.A75];[.C55]=&quot;Paris&quot;);AND([.B56]=[.A75];[.C56]=&quot;Paris&quot;));[.I8]*([.G8]*[.F17]+[.G8]*[.F21]);0)" table:style-name="ce28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75];[.C21]=&quot;Lille&quot;);AND([.B22]=[.A75];[.C22]=&quot;Lille&quot;);AND([.B23]=[.A75];[.C23]=&quot;Lille&quot;);AND([.B24]=[.A75];[.C24]=&quot;Lille&quot;);AND([.B25]=[.A75];[.C25]=&quot;Lille&quot;);AND([.B26]=[.A75];[.C26]=&quot;Lille&quot;));[.I8]*([.B8]*[.G17]+[.B8]*[.G21]);0)" table:style-name="ce29">
            <text:p>0</text:p>
          </table:table-cell>
          <table:table-cell office:value-type="float" office:value="0" table:formula="of:=IF(OR(AND([.B27]=[.A75];[.C27]=&quot;Lille&quot;);AND([.B28]=[.A75];[.C28]=&quot;Lille&quot;);AND([.B29]=[.A75];[.C29]=&quot;Lille&quot;);AND([.B30]=[.A75];[.C30]=&quot;Lille&quot;);AND([.B31]=[.A75];[.C31]=&quot;Lille&quot;);AND([.B32]=[.A75];[.C32]=&quot;Lille&quot;));[.I8]*([.C8]*[.G17]+[.C8]*[.G21]);0)" table:style-name="ce29">
            <text:p>0</text:p>
          </table:table-cell>
          <table:table-cell office:value-type="float" office:value="0" table:formula="of:=IF(OR(AND([.B33]=[.A75];[.C33]=&quot;Lille&quot;);AND([.B34]=[.A75];[.C34]=&quot;Lille&quot;);AND([.B35]=[.A75];[.C35]=&quot;Lille&quot;);AND([.B36]=[.A75];[.C36]=&quot;Lille&quot;);AND([.B37]=[.A75];[.C37]=&quot;Lille&quot;);AND([.B38]=[.A75];[.C38]=&quot;Lille&quot;));[.I8]*([.D8]*[.G17]+[.D8]*[.G21]);0)" table:style-name="ce29">
            <text:p>0</text:p>
          </table:table-cell>
          <table:table-cell office:value-type="float" office:value="0" table:formula="of:=IF(OR(AND([.B39]=[.A75];[.C39]=&quot;Lille&quot;);AND([.B40]=[.A75];[.C40]=&quot;Lille&quot;);AND([.B41]=[.A75];[.C41]=&quot;Lille&quot;);AND([.B42]=[.A75];[.C42]=&quot;Lille&quot;);AND([.B43]=[.A75];[.C43]=&quot;Lille&quot;);AND([.B44]=[.A75];[.C44]=&quot;Lille&quot;));[.I8]*([.E8]*[.G17]+[.E8]*[.G21]);0)" table:style-name="ce29">
            <text:p>0</text:p>
          </table:table-cell>
          <table:table-cell office:value-type="float" office:value="0" table:formula="of:=IF(OR(AND([.B45]=[.A75];[.C45]=&quot;Lille&quot;);AND([.B46]=[.A75];[.C46]=&quot;Lille&quot;);AND([.B47]=[.A75];[.C47]=&quot;Lille&quot;);AND([.B48]=[.A75];[.C48]=&quot;Lille&quot;);AND([.B49]=[.A75];[.C49]=&quot;Lille&quot;);AND([.B50]=[.A75];[.C50]=&quot;Lille&quot;));[.I8]*([.F8]*[.G17]+[.F8]*[.G21]);0)" table:style-name="ce29">
            <text:p>0</text:p>
          </table:table-cell>
          <table:table-cell office:value-type="float" office:value="0" table:formula="of:=IF(OR(AND([.B51]=[.A75];[.C51]=&quot;Lille&quot;);AND([.B52]=[.A75];[.C52]=&quot;Lille&quot;);AND([.B53]=[.A75];[.C53]=&quot;Lille&quot;);AND([.B54]=[.A75];[.C54]=&quot;Lille&quot;);AND([.B55]=[.A75];[.C55]=&quot;Lille&quot;);AND([.B56]=[.A75];[.C56]=&quot;Lille&quot;));[.I8]*([.G8]*[.G17]+[.G8]*[.G21]);0)" table:style-name="ce29">
            <text:p>0</text:p>
          </table:table-cell>
          <table:table-cell table:number-columns-repeated="16377"/>
        </table:table-row>
        <table:table-row table:style-name="ro2">
          <table:covered-table-cell/>
          <table:table-cell office:value-type="float" office:value="0" table:formula="of:=IF(OR(AND([.B21]=[.A75];[.C21]=&quot;Saint Quentin&quot;);AND([.B22]=[.A75];[.C22]=&quot;Saint Quentin&quot;);AND([.B23]=[.A75];[.C23]=&quot;Saint Quentin&quot;);AND([.B24]=[.A75];[.C24]=&quot;Saint Quentin&quot;);AND([.B25]=[.A75];[.C25]=&quot;Saint Quentin&quot;);AND([.B26]=[.A75];[.C26]=&quot;Saint Quentin&quot;));[.I8]*([.B8]*[.H17]+[.B8]*[.H21]);0)" table:style-name="ce30">
            <text:p>0</text:p>
          </table:table-cell>
          <table:table-cell office:value-type="float" office:value="0" table:formula="of:=IF(OR(AND([.B27]=[.A75];[.C27]=&quot;Saint Quentin&quot;);AND([.B28]=[.A75];[.C28]=&quot;Saint Quentin&quot;);AND([.B29]=[.A75];[.C29]=&quot;Saint Quentin&quot;);AND([.B30]=[.A75];[.C30]=&quot;Saint Quentin&quot;);AND([.B31]=[.A75];[.C31]=&quot;Saint Quentin&quot;);AND([.B32]=[.A75];[.C32]=&quot;Saint Quentin&quot;));[.I8]*([.C8]*[.H17]+[.C8]*[.H21]);0)" table:style-name="ce30">
            <text:p>0</text:p>
          </table:table-cell>
          <table:table-cell office:value-type="float" office:value="15200" table:formula="of:=IF(OR(AND([.B33]=[.A75];[.C33]=&quot;Saint Quentin&quot;);AND([.B34]=[.A75];[.C34]=&quot;Saint Quentin&quot;);AND([.B35]=[.A75];[.C35]=&quot;Saint Quentin&quot;);AND([.B36]=[.A75];[.C36]=&quot;Saint Quentin&quot;);AND([.B37]=[.A75];[.C37]=&quot;Saint Quentin&quot;);AND([.B38]=[.A75];[.C38]=&quot;Saint Quentin&quot;));[.I8]*([.D8]*[.H17]+[.D8]*[.H21]);0)" table:style-name="ce30">
            <text:p>15200</text:p>
          </table:table-cell>
          <table:table-cell office:value-type="float" office:value="0" table:formula="of:=IF(OR(AND([.B39]=[.A75];[.C39]=&quot;Saint Quentin&quot;);AND([.B40]=[.A75];[.C40]=&quot;Saint Quentin&quot;);AND([.B41]=[.A75];[.C41]=&quot;Saint Quentin&quot;);AND([.B42]=[.A75];[.C42]=&quot;Saint Quentin&quot;);AND([.B43]=[.A75];[.C43]=&quot;Saint Quentin&quot;);AND([.B44]=[.A75];[.C44]=&quot;Saint Quentin&quot;));[.I8]*([.E8]*[.H17]+[.E8]*[.H21]);0)" table:style-name="ce30">
            <text:p>0</text:p>
          </table:table-cell>
          <table:table-cell office:value-type="float" office:value="0" table:formula="of:=IF(OR(AND([.B45]=[.A75];[.C45]=&quot;Saint Quentin&quot;);AND([.B46]=[.A75];[.C46]=&quot;Saint Quentin&quot;);AND([.B47]=[.A75];[.C47]=&quot;Saint Quentin&quot;);AND([.B48]=[.A75];[.C48]=&quot;Saint Quentin&quot;);AND([.B49]=[.A75];[.C49]=&quot;Saint Quentin&quot;);AND([.B50]=[.A75];[.C50]=&quot;Saint Quentin&quot;));[.I8]*([.F8]*[.H17]+[.F8]*[.H21]);0)" table:style-name="ce30">
            <text:p>0</text:p>
          </table:table-cell>
          <table:table-cell office:value-type="float" office:value="0" table:formula="of:=IF(OR(AND([.B51]=[.A75];[.C51]=&quot;Saint Quentin&quot;);AND([.B52]=[.A75];[.C52]=&quot;Saint Quentin&quot;);AND([.B53]=[.A75];[.C53]=&quot;Saint Quentin&quot;);AND([.B54]=[.A75];[.C54]=&quot;Saint Quentin&quot;);AND([.B55]=[.A75];[.C55]=&quot;Saint Quentin&quot;);AND([.B56]=[.A75];[.C56]=&quot;Saint Quentin&quot;));[.I8]*([.G8]*[.H17]+[.G8]*[.H21]);0)" table:style-name="ce30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otal par SAE</text:p>
          </table:table-cell>
          <table:table-cell office:value-type="float" office:value="19400" table:formula="of:=[.B60]+[.B61]+[.B62]+[.B63]+[.B64]+[.B65]+[.B66]+[.B67]+[.B68]+[.B69]+[.B70]+[.B71]+[.B72]+[.B73]+[.B74]+[.B75]+[.B76]+[.B77]" table:style-name="ce31">
            <text:p>19400</text:p>
          </table:table-cell>
          <table:table-cell office:value-type="float" office:value="19400" table:formula="of:=[.C60]+[.C61]+[.C62]+[.C63]+[.C64]+[.C65]+[.C66]+[.C67]+[.C68]+[.C69]+[.C70]+[.C71]+[.C72]+[.C73]+[.C74]+[.C75]+[.C76]+[.C77]" table:style-name="ce31">
            <text:p>19400</text:p>
          </table:table-cell>
          <table:table-cell office:value-type="float" office:value="34400" table:formula="of:=[.D60]+[.D61]+[.D62]+[.D63]+[.D64]+[.D65]+[.D66]+[.D67]+[.D68]+[.D69]+[.D70]+[.D71]+[.D72]+[.D73]+[.D74]+[.D75]+[.D76]+[.D77]" table:style-name="ce31">
            <text:p>34400</text:p>
          </table:table-cell>
          <table:table-cell office:value-type="float" office:value="16800" table:formula="of:=[.E60]+[.E61]+[.E62]+[.E63]+[.E64]+[.E65]+[.E66]+[.E67]+[.E68]+[.E69]+[.E70]+[.E71]+[.E72]+[.E73]+[.E74]+[.E75]+[.E76]+[.E77]" table:style-name="ce31">
            <text:p>16800</text:p>
          </table:table-cell>
          <table:table-cell office:value-type="float" office:value="27552" table:formula="of:=[.F60]+[.F61]+[.F62]+[.F63]+[.F64]+[.F65]+[.F66]+[.F67]+[.F68]+[.F69]+[.F70]+[.F71]+[.F72]+[.F73]+[.F74]+[.F75]+[.F76]+[.F77]" table:style-name="ce31">
            <text:p>27552</text:p>
          </table:table-cell>
          <table:table-cell office:value-type="float" office:value="19680" table:formula="of:=[.G60]+[.G61]+[.G62]+[.G63]+[.G64]+[.G65]+[.G66]+[.G67]+[.G68]+[.G69]+[.G70]+[.G71]+[.G72]+[.G73]+[.G74]+[.G75]+[.G76]+[.G77]" table:style-name="ce31">
            <text:p>1968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otal des heures supplémentaires</text:p>
          </table:table-cell>
          <table:table-cell office:value-type="float" office:value="1400" table:formula="of:=IF([.I3]&gt;40;([.I3]-40)*[.F12]*0.25;0)" table:style-name="ce31">
            <text:p>1400</text:p>
          </table:table-cell>
          <table:table-cell office:value-type="float" office:value="0" table:formula="of:=IF([.I4]&gt;40;([.I4]-40)*[.G13]*0.25;0)" table:style-name="ce31">
            <text:p>0</text:p>
          </table:table-cell>
          <table:table-cell office:value-type="float" office:value="0" table:formula="of:=IF([.I5]&gt;40;([.I5]-40)*[.H14]*0.25;0)" table:style-name="ce31">
            <text:p>0</text:p>
          </table:table-cell>
          <table:table-cell office:value-type="float" office:value="0" table:formula="of:=IF([.I6]&gt;40;([.I6]-40)*[.H15]*0.25;0)" table:style-name="ce31">
            <text:p>0</text:p>
          </table:table-cell>
          <table:table-cell office:value-type="float" office:value="0" table:formula="of:=IF([.I7]&gt;40;([.I7]-40)*[.G16]*0.25;0)" table:style-name="ce31">
            <text:p>0</text:p>
          </table:table-cell>
          <table:table-cell office:value-type="float" office:value="0" table:formula="of:=IF([.I8]&gt;40;([.I8]-40)*[.H17]*0.25;0)" table:style-name="ce3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otal des SAE</text:p>
          </table:table-cell>
          <table:table-cell office:value-type="float" office:value="138632" table:formula="of:=[.B78]+[.C78]+[.D78]+[.E78]+[.F78]+[.G78]+[.B79]+[.C79]+[.D79]+[.E79]+[.F79]+[.G79]" table:style-name="ce31">
            <text:p>13863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number-columns-repeated="16377"/>
        </table:table-row>
        <table:table-row table:number-rows-repeated="10484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CCFFCC"/>
      <style:text-properties fo:color="#0066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dc:creator>Thomas Wiscart</dc:creator>
    <meta:creation-date>2022-05-31T15:49:02Z</meta:creation-date>
    <dc:date>2022-06-03T21:02:20Z</dc:date>
    <meta:editing-cycles>52</meta:editing-cycles>
    <meta:editing-duration>PT15252S</meta:editing-duration>
  </office:meta>
</office:document-meta>
</file>